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solid" draw:fill-color="#e6e6e6" draw:textarea-vertical-align="middle" draw:auto-grow-height="false" fo:min-height="0.75cm" fo:min-width="0.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23ff23" draw:textarea-vertical-align="middle" draw:auto-grow-height="false" fo:min-height="0.75cm" fo:min-width="0.5cm" fo:wrap-option="wrap"/>
    </style:style>
    <style:style style:name="gr5" style:family="graphic" style:parent-style-name="standard">
      <style:graphic-properties draw:fill="solid" draw:fill-color="#ffaf26" draw:textarea-vertical-align="middle" draw:auto-grow-height="false" fo:min-height="0.75cm" fo:min-width="0.5cm" fo:wrap-option="wrap"/>
    </style:style>
    <style:style style:name="gr6" style:family="graphic" style:parent-style-name="standard">
      <style:graphic-properties draw:fill="solid" draw:fill-color="#00ff00" draw:textarea-vertical-align="middle" draw:auto-grow-height="false" fo:min-height="0.75cm" fo:min-width="0.5cm" fo:wrap-option="wrap"/>
    </style:style>
    <style:style style:name="gr7" style:family="graphic" style:parent-style-name="standard">
      <style:graphic-properties draw:marker-end="Estremità_20_linea_20_1" draw:textarea-horizontal-align="center" draw:textarea-vertical-align="middle"/>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draw:fill="solid" draw:fill-color="#ffff00" draw:textarea-horizontal-align="justify" draw:textarea-vertical-align="middle" draw:auto-grow-height="false"/>
    </style:style>
    <style:style style:name="gr10" style:family="graphic" style:parent-style-name="standard">
      <style:graphic-properties draw:marker-start="Estremità_20_linea_20_4" draw:marker-end="Estremità_20_linea_20_4" draw:textarea-horizontal-align="center" draw:textarea-vertical-align="middle"/>
    </style:style>
    <style:style style:name="gr11" style:family="graphic" style:parent-style-name="standard">
      <style:graphic-properties draw:stroke="dash" draw:stroke-dash="Ultrafine_20_Dashed" draw:marker-end="Estremità_20_linea_20_1"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694cm" fo:min-width="0cm"/>
    </style:style>
    <style:style style:name="gr13" style:family="graphic" style:parent-style-name="standard">
      <style:graphic-properties draw:fill="solid" draw:fill-color="#ff0000" draw:textarea-vertical-align="middle" draw:auto-grow-height="false" fo:min-height="0.75cm" fo:min-width="0.5cm" fo:wrap-option="wrap"/>
    </style:style>
    <style:style style:name="gr14" style:family="graphic" style:parent-style-name="standard">
      <style:graphic-properties draw:fill="solid" draw:fill-color="#ff0000" draw:textarea-horizontal-align="justify" draw:textarea-vertical-align="middle" draw:auto-grow-height="false"/>
    </style:style>
    <style:style style:name="gr15" style:family="graphic" style:parent-style-name="standard">
      <style:graphic-properties draw:fill="solid" draw:fill-color="#ff0000" draw:textarea-vertical-align="middle" draw:auto-grow-height="false" fo:min-height="0.749cm" fo:min-width="0.499cm"/>
    </style:style>
    <style:style style:name="P1" style:family="paragraph">
      <style:paragraph-properties fo:text-align="center"/>
    </style:style>
    <style:style style:name="P2" style:family="paragraph">
      <style:text-properties fo:font-family="Garuda" style:font-pitch="variable" fo:font-size="12pt" style:font-size-asian="12pt" style:font-size-complex="12pt"/>
    </style:style>
    <style:style style:name="P3" style:family="paragraph">
      <style:text-properties fo:font-family="Garuda" style:font-pitch="variable" fo:font-size="10pt" style:font-size-asian="10pt" style:font-size-complex="10pt"/>
    </style:style>
    <style:style style:name="P4" style:family="paragraph">
      <style:paragraph-properties fo:text-align="center"/>
      <style:text-properties fo:font-family="Garuda" style:font-pitch="variable" fo:font-size="12pt" style:font-size-asian="12pt" style:font-size-complex="12pt"/>
    </style:style>
    <style:style style:name="T1" style:family="text">
      <style:text-properties fo:font-family="Garuda" style:font-pitch="variable" fo:font-size="12pt" style:font-size-asian="12pt" style:font-size-complex="12pt"/>
    </style:style>
    <style:style style:name="T2" style:family="text">
      <style:text-properties fo:font-family="Garuda" style:font-pitch="variable" fo:font-size="10pt" style:font-size-asian="10pt" style:font-size-complex="10pt"/>
    </style:style>
    <style:style style:name="T3" style:family="text">
      <style:text-properties style:text-position="sub 58%" fo:font-family="Garuda" style:font-pitch="variable" fo:font-size="10pt" style:font-size-asian="10pt" style:font-size-complex="10pt"/>
    </style:style>
    <style:style style:name="T4" style:family="text">
      <style:text-properties fo:font-family="Garuda"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6cm" svg:y1="9cm" svg:x2="18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8">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4">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59cm">
          <draw:text-box>
            <text:p><text:span text:style-name="T1">C1</text:span></text:p>
          </draw:text-box>
        </draw:frame>
        <draw:g draw:id="id5">
          <draw:custom-shape draw:style-name="gr2" draw:text-style-name="P1" draw:layer="layout" svg:width="1cm" svg:height="1cm" svg:x="13.1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7.959cm">
            <draw:text-box>
              <text:p><text:span text:style-name="T1">C2</text:span></text:p>
            </draw:text-box>
          </draw:frame>
        </draw:g>
        <draw:g draw:id="id3">
          <draw:custom-shape draw:style-name="gr6" draw:text-style-name="P1" draw:id="id1" draw:layer="layout" svg:width="1cm" svg:height="1cm" svg:x="13.1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5.957cm">
            <draw:text-box>
              <text:p><text:span text:style-name="T1">C1</text:span></text:p>
            </draw:text-box>
          </draw:frame>
        </draw:g>
        <draw:g>
          <draw:custom-shape draw:style-name="gr2" draw:text-style-name="P1" draw:id="id2"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g>
          <draw:custom-shape draw:style-name="gr2" draw:text-style-name="P1" draw:layer="layout" svg:width="1cm" svg:height="1cm" svg:x="16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8cm">
            <draw:text-box>
              <text:p><text:span text:style-name="T1">C2</text:span></text:p>
            </draw:text-box>
          </draw:frame>
        </draw:g>
        <draw:connector draw:style-name="gr7" draw:text-style-name="P1" draw:layer="layout" draw:type="curve" svg:x1="14.1cm" svg:y1="6.502cm" svg:x2="15.5cm" svg:y2="8cm" draw:start-shape="id1" draw:start-glue-point="1" draw:end-shape="id2" draw:end-glue-point="0" svg:d="m14100 6502c934 0 1400 499 1400 1498">
          <text:p/>
        </draw:connector>
        <draw:connector draw:style-name="gr7" draw:text-style-name="P1" draw:layer="layout" draw:type="curve" svg:x1="12.047cm" svg:y1="7.48cm" svg:x2="13.1cm" svg:y2="6.479cm" draw:end-shape="id3" draw:end-glue-point="3" svg:d="m12047 7480c414 0-112-1001 1053-1001">
          <text:p/>
        </draw:connector>
        <draw:connector draw:style-name="gr7" draw:text-style-name="P1" draw:layer="layout" draw:type="curve" svg:x1="12.047cm" svg:y1="6.522cm" svg:x2="13.1cm" svg:y2="8.48cm" draw:start-shape="id4" draw:start-glue-point="1" draw:end-shape="id5" draw:end-glue-point="3" svg:d="m12047 6522c790 0 264 1958 1053 1958">
          <text:p/>
        </draw:connector>
        <draw:connector draw:style-name="gr7" draw:text-style-name="P1" draw:layer="layout" draw:type="curve" svg:x1="9.623cm" svg:y1="7.958cm" svg:x2="11cm" svg:y2="7.48cm" draw:start-shape="id6" draw:start-glue-point="0" svg:d="m9623 7958c0-751 1377-512 1377-478">
          <text:p/>
        </draw:connector>
        <draw:connector draw:style-name="gr7" draw:text-style-name="P1" draw:layer="layout" draw:type="curve" svg:x1="7.523cm" svg:y1="7.958cm" svg:x2="9cm" svg:y2="6.521cm" draw:start-shape="id7" draw:start-glue-point="0" draw:end-shape="id8"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3" draw:layer="layout" svg:width="0.713cm" svg:height="0.972cm" svg:x="15.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043cm" svg:y="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46cm" svg:y="10.967cm">
            <draw:text-box>
              <text:p><text:span text:style-name="T1">C1</text:span></text:p>
            </draw:text-box>
          </draw:frame>
        </draw:g>
        <draw:frame draw:style-name="gr3" draw:text-style-name="P2" draw:layer="layout" svg:width="5.641cm" svg:height="1.043cm" svg:x="3.043cm" svg:y="10.91cm">
          <draw:text-box>
            <text:p><text:span text:style-name="T1">First command (terminal 1)</text:span></text:p>
          </draw:text-box>
        </draw:frame>
        <draw:g>
          <draw:custom-shape draw:style-name="gr2" draw:text-style-name="P1" draw:layer="layout" svg:width="1cm" svg:height="1cm" svg:x="10.043cm" svg:y="11.0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46cm" svg:y="10.968cm">
            <draw:text-box>
              <text:p><text:span text:style-name="T1">C2</text:span></text:p>
            </draw:text-box>
          </draw:frame>
        </draw:g>
        <draw:frame draw:style-name="gr3" draw:text-style-name="P2" draw:layer="layout" svg:width="6.264cm" svg:height="1.043cm" svg:x="11.044cm" svg:y="10.911cm">
          <draw:text-box>
            <text:p><text:span text:style-name="T1">Second command (terminal 2)</text:span></text:p>
          </draw:text-box>
        </draw:frame>
        <draw:frame draw:style-name="gr3" draw:text-style-name="P2" draw:layer="layout" svg:width="5.743cm" svg:height="1.043cm" svg:x="2.001cm" svg:y="2.001cm">
          <draw:text-box>
            <text:p><text:span text:style-name="T1">Use Case 1, 5b, 6b, 7, 8, 9</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9">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9" draw:start-glue-point="2" draw:end-shape="id8" draw:end-glue-point="0" svg:d="m9500 5000c0 750 23 250 23 1000">
          <text:p/>
        </draw:connector>
        <draw:g draw:id="id10">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10" draw:start-glue-point="2" draw:end-shape="id4" draw:end-glue-point="0" svg:d="m11500 5000c0 751 23 251 23 1001">
          <text:p/>
        </draw:connector>
        <draw:g draw:id="id11">
          <draw:custom-shape draw:style-name="gr9" draw:text-style-name="P1" draw:layer="layout" svg:width="1cm" svg:height="1cm" svg:x="13.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201cm" svg:y="3.957cm">
            <draw:text-box>
              <text:p><text:span text:style-name="T1">R</text:span></text:p>
            </draw:text-box>
          </draw:frame>
        </draw:g>
        <draw:g>
          <draw:custom-shape draw:style-name="gr8" draw:text-style-name="P1" draw:layer="layout" svg:width="1cm" svg:height="1cm" svg:x="15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5.1cm" svg:y="4cm">
            <draw:text-box>
              <text:p><text:span text:style-name="T1">R</text:span></text:p>
            </draw:text-box>
          </draw:frame>
        </draw:g>
        <draw:connector draw:style-name="gr10" draw:text-style-name="P1" draw:layer="layout" draw:type="curve" svg:x1="13.6cm" svg:y1="5cm" svg:x2="13.623cm" svg:y2="5.957cm" draw:start-shape="id11" draw:start-glue-point="2" draw:end-shape="id3" draw:end-glue-point="0" svg:d="m13600 5000c0 718 23 240 23 957">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2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2.1cm">
            <draw:text-box>
              <text:p><text:span text:style-name="T1">R</text:span></text:p>
            </draw:text-box>
          </draw:frame>
        </draw:g>
        <draw:frame draw:style-name="gr3" draw:text-style-name="P2" draw:layer="layout" svg:width="3.999cm" svg:height="1.043cm" svg:x="3.002cm" svg:y="12.101cm">
          <draw:text-box>
            <text:p><text:span text:style-name="T1">Lockable resource</text:span></text:p>
          </draw:text-box>
        </draw:frame>
      </draw:page>
      <draw:page draw:name="page2" draw:style-name="dp1" draw:master-page-name="Predefinito">
        <draw:line draw:style-name="gr1" draw:text-style-name="P1" draw:layer="layout" svg:x1="6cm" svg:y1="8cm" svg:x2="27cm" svg:y2="8cm">
          <text:p/>
        </draw:line>
        <draw:g draw:id="id12">
          <draw:custom-shape draw:style-name="gr2" draw:text-style-name="P1" draw:layer="layout" svg:width="1cm" svg:height="1cm" svg:x="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7cm">
            <draw:text-box>
              <text:p><text:span text:style-name="T1">C1</text:span></text:p>
            </draw:text-box>
          </draw:frame>
        </draw:g>
        <draw:g>
          <draw:custom-shape draw:style-name="gr2" draw:text-style-name="P1" draw:layer="layout" svg:width="1cm" svg:height="1cm" svg:x="7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6.958cm">
            <draw:text-box>
              <text:p><text:span text:style-name="T1">C2</text:span></text:p>
            </draw:text-box>
          </draw:frame>
        </draw:g>
        <draw:frame draw:style-name="gr3" draw:text-style-name="P3" draw:layer="layout" svg:width="0.713cm" svg:height="0.972cm" svg:x="6cm" svg:y="8cm">
          <draw:text-box>
            <text:p><text:span text:style-name="T2">t</text:span><text:span text:style-name="T3">0</text:span></text:p>
          </draw:text-box>
        </draw:frame>
        <draw:frame draw:style-name="gr3" draw:text-style-name="P3" draw:layer="layout" svg:width="0.713cm" svg:height="0.972cm" svg:x="11.001cm" svg:y="8cm">
          <draw:text-box>
            <text:p><text:span text:style-name="T2">t</text:span><text:span text:style-name="T3">1</text:span></text:p>
          </draw:text-box>
        </draw:frame>
        <draw:frame draw:style-name="gr3" draw:text-style-name="P3" draw:layer="layout" svg:width="0.713cm" svg:height="0.972cm" svg:x="15.002cm" svg:y="8cm">
          <draw:text-box>
            <text:p><text:span text:style-name="T2">t</text:span><text:span text:style-name="T3">2</text:span></text:p>
          </draw:text-box>
        </draw:frame>
        <draw:frame draw:style-name="gr3" draw:text-style-name="P3" draw:layer="layout" svg:width="0.713cm" svg:height="0.972cm" svg:x="18.003cm" svg:y="8cm">
          <draw:text-box>
            <text:p><text:span text:style-name="T2">t</text:span><text:span text:style-name="T3">3</text:span></text:p>
          </draw:text-box>
        </draw:frame>
        <draw:frame draw:style-name="gr3" draw:text-style-name="P3" draw:layer="layout" svg:width="0.713cm" svg:height="0.972cm" svg:x="21.003cm" svg:y="8cm">
          <draw:text-box>
            <text:p><text:span text:style-name="T2">t</text:span><text:span text:style-name="T3">4</text:span></text:p>
          </draw:text-box>
        </draw:frame>
        <draw:frame draw:style-name="gr3" draw:text-style-name="P2" draw:layer="layout" svg:width="3.177cm" svg:height="1.043cm" svg:x="2cm" svg:y="5cm">
          <draw:text-box>
            <text:p><text:span text:style-name="T1">Lock obtained</text:span></text:p>
          </draw:text-box>
        </draw:frame>
        <draw:frame draw:style-name="gr3" draw:text-style-name="P2" draw:layer="layout" svg:width="2.297cm" svg:height="1.043cm" svg:x="2.001cm" svg:y="6.001cm">
          <draw:text-box>
            <text:p><text:span text:style-name="T1">Lock wait</text:span></text:p>
          </draw:text-box>
        </draw:frame>
        <draw:frame draw:style-name="gr3" draw:text-style-name="P2" draw:layer="layout" svg:width="1.188cm" svg:height="1.043cm" svg:x="2.001cm" svg:y="6.901cm">
          <draw:text-box>
            <text:p><text:span text:style-name="T1">Idle</text:span></text:p>
          </draw:text-box>
        </draw:frame>
        <draw:g>
          <draw:custom-shape draw:style-name="gr2" draw:text-style-name="P1" draw:layer="layout" svg:width="1cm" svg:height="1cm" svg:x="2.101cm" svg:y="1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7.958cm">
            <draw:text-box>
              <text:p><text:span text:style-name="T1">C1</text:span></text:p>
            </draw:text-box>
          </draw:frame>
        </draw:g>
        <draw:frame draw:style-name="gr3" draw:text-style-name="P2" draw:layer="layout" svg:width="5.641cm" svg:height="1.043cm" svg:x="3.101cm" svg:y="17.901cm">
          <draw:text-box>
            <text:p><text:span text:style-name="T1">First command (terminal 1)</text:span></text:p>
          </draw:text-box>
        </draw:frame>
        <draw:g>
          <draw:custom-shape draw:style-name="gr2" draw:text-style-name="P1" draw:layer="layout" svg:width="1cm" svg:height="1cm" svg:x="11.001cm" svg:y="1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7.959cm">
            <draw:text-box>
              <text:p><text:span text:style-name="T1">C2</text:span></text:p>
            </draw:text-box>
          </draw:frame>
        </draw:g>
        <draw:frame draw:style-name="gr3" draw:text-style-name="P2" draw:layer="layout" svg:width="6.264cm" svg:height="1.043cm" svg:x="12.002cm" svg:y="17.902cm">
          <draw:text-box>
            <text:p><text:span text:style-name="T1">Second command (terminal 2)</text:span></text:p>
          </draw:text-box>
        </draw:frame>
        <draw:frame draw:style-name="gr3" draw:text-style-name="P2" draw:layer="layout" svg:width="2.771cm" svg:height="1.043cm" svg:x="2.001cm" svg:y="1.001cm">
          <draw:text-box>
            <text:p><text:span text:style-name="T1">Use Case 2</text:span></text:p>
          </draw:text-box>
        </draw:frame>
        <draw:g>
          <draw:custom-shape draw:style-name="gr2" draw:text-style-name="P1" draw:layer="layout" svg:width="1cm" svg:height="1cm" svg:x="2.044cm" svg:y="19.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cm" svg:y="19.1cm">
            <draw:text-box>
              <text:p><text:span text:style-name="T1">C3</text:span></text:p>
            </draw:text-box>
          </draw:frame>
        </draw:g>
        <draw:g>
          <draw:custom-shape draw:style-name="gr2" draw:text-style-name="P1" draw:layer="layout" svg:width="1cm" svg:height="1cm" svg:x="11.044cm" svg:y="19.1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cm" svg:y="19.1cm">
            <draw:text-box>
              <text:p><text:span text:style-name="T1">C4</text:span></text:p>
            </draw:text-box>
          </draw:frame>
        </draw:g>
        <draw:frame draw:style-name="gr3" draw:text-style-name="P2" draw:layer="layout" svg:width="5.785cm" svg:height="1.043cm" svg:x="3.102cm" svg:y="19.102cm">
          <draw:text-box>
            <text:p><text:span text:style-name="T1">Third command (terminal 3)</text:span></text:p>
          </draw:text-box>
        </draw:frame>
        <draw:frame draw:style-name="gr3" draw:text-style-name="P2" draw:layer="layout" svg:width="6.048cm" svg:height="1.043cm" svg:x="12.002cm" svg:y="19.103cm">
          <draw:text-box>
            <text:p><text:span text:style-name="T1">Fourth command (terminal 4)</text:span></text:p>
          </draw:text-box>
        </draw:frame>
        <draw:g>
          <draw:custom-shape draw:style-name="gr2" draw:text-style-name="P1" draw:layer="layout" svg:width="1cm" svg:height="1cm" svg:x="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cm" svg:y="7cm">
            <draw:text-box>
              <text:p><text:span text:style-name="T1">C3</text:span></text:p>
            </draw:text-box>
          </draw:frame>
        </draw:g>
        <draw:g>
          <draw:custom-shape draw:style-name="gr2" draw:text-style-name="P1" draw:layer="layout" svg:width="1cm" svg:height="1cm" svg:x="9.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cm" svg:y="6.955cm">
            <draw:text-box>
              <text:p><text:span text:style-name="T1">C4</text:span></text:p>
            </draw:text-box>
          </draw:frame>
        </draw:g>
        <draw:g draw:id="id13">
          <draw:custom-shape draw:style-name="gr4" draw:text-style-name="P1" draw:layer="layout" svg:width="1cm" svg:height="1cm" svg:x="11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5cm" svg:y="5cm">
            <draw:text-box>
              <text:p><text:span text:style-name="T1">C1</text:span></text:p>
            </draw:text-box>
          </draw:frame>
        </draw:g>
        <draw:g draw:id="id14">
          <draw:custom-shape draw:style-name="gr2" draw:text-style-name="P1" draw:layer="layout" svg:width="1cm" svg:height="1cm" svg:x="11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15cm">
            <draw:text-box>
              <text:p><text:span text:style-name="T1">C2</text:span></text:p>
            </draw:text-box>
          </draw:frame>
        </draw:g>
        <draw:g>
          <draw:custom-shape draw:style-name="gr2" draw:text-style-name="P1" draw:layer="layout" svg:width="1cm" svg:height="1cm" svg:x="12.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cm" svg:y="6.957cm">
            <draw:text-box>
              <text:p><text:span text:style-name="T1">C3</text:span></text:p>
            </draw:text-box>
          </draw:frame>
        </draw:g>
        <draw:g>
          <draw:custom-shape draw:style-name="gr2" draw:text-style-name="P1" draw:layer="layout" svg:width="1cm" svg:height="1cm" svg:x="13.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cm" svg:y="6.912cm">
            <draw:text-box>
              <text:p><text:span text:style-name="T1">C4</text:span></text:p>
            </draw:text-box>
          </draw:frame>
        </draw:g>
        <draw:g draw:id="id28">
          <draw:custom-shape draw:style-name="gr4" draw:text-style-name="P1" draw:layer="layout" svg:width="1cm" svg:height="1cm" svg:x="15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cm">
            <draw:text-box>
              <text:p><text:span text:style-name="T1">C1</text:span></text:p>
            </draw:text-box>
          </draw:frame>
        </draw:g>
        <draw:g>
          <draw:custom-shape draw:style-name="gr5" draw:text-style-name="P1" draw:layer="layout" svg:width="1cm" svg:height="1cm" svg:x="15cm" svg:y="6.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1cm" svg:y="6cm">
            <draw:text-box>
              <text:p><text:span text:style-name="T1">C2</text:span></text:p>
            </draw:text-box>
          </draw:frame>
        </draw:g>
        <draw:g draw:id="id30">
          <draw:custom-shape draw:style-name="gr4" draw:text-style-name="P1" draw:layer="layout" svg:width="1cm" svg:height="1cm" svg:x="18.001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5.001cm">
            <draw:text-box>
              <text:p><text:span text:style-name="T1">C1</text:span></text:p>
            </draw:text-box>
          </draw:frame>
        </draw:g>
        <draw:g>
          <draw:custom-shape draw:style-name="gr5" draw:text-style-name="P1" draw:layer="layout" svg:width="1cm" svg:height="1cm" svg:x="18.001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2cm" svg:y="6.001cm">
            <draw:text-box>
              <text:p><text:span text:style-name="T1">C2</text:span></text:p>
            </draw:text-box>
          </draw:frame>
        </draw:g>
        <draw:g draw:id="id16">
          <draw:custom-shape draw:style-name="gr4" draw:text-style-name="P1" draw:layer="layout" svg:width="1cm" svg:height="1cm" svg:x="19.039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cm" svg:y="5.002cm">
            <draw:text-box>
              <text:p><text:span text:style-name="T1">C3</text:span></text:p>
            </draw:text-box>
          </draw:frame>
        </draw:g>
        <draw:g draw:id="id17">
          <draw:custom-shape draw:style-name="gr2" draw:text-style-name="P1" draw:layer="layout" svg:width="1cm" svg:height="1cm" svg:x="1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cm" svg:y="6.955cm">
            <draw:text-box>
              <text:p><text:span text:style-name="T1">C4</text:span></text:p>
            </draw:text-box>
          </draw:frame>
        </draw:g>
        <draw:g draw:id="id33">
          <draw:custom-shape draw:style-name="gr4" draw:text-style-name="P1" draw:layer="layout" svg:width="1cm" svg:height="1cm" svg:x="21.00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7cm" svg:y="5.001cm">
            <draw:text-box>
              <text:p><text:span text:style-name="T1">C1</text:span></text:p>
            </draw:text-box>
          </draw:frame>
        </draw:g>
        <draw:g>
          <draw:custom-shape draw:style-name="gr5" draw:text-style-name="P1" draw:layer="layout" svg:width="1cm" svg:height="1cm" svg:x="21.002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6.001cm">
            <draw:text-box>
              <text:p><text:span text:style-name="T1">C2</text:span></text:p>
            </draw:text-box>
          </draw:frame>
        </draw:g>
        <draw:g draw:id="id18">
          <draw:custom-shape draw:style-name="gr4" draw:text-style-name="P1" draw:layer="layout" svg:width="1cm" svg:height="1cm" svg:x="22.04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1cm" svg:y="5.002cm">
            <draw:text-box>
              <text:p><text:span text:style-name="T1">C3</text:span></text:p>
            </draw:text-box>
          </draw:frame>
        </draw:g>
        <draw:g>
          <draw:custom-shape draw:style-name="gr5" draw:text-style-name="P1" draw:layer="layout" svg:width="1cm" svg:height="1cm" svg:x="22.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cm" svg:y="5.956cm">
            <draw:text-box>
              <text:p><text:span text:style-name="T1">C4</text:span></text:p>
            </draw:text-box>
          </draw:frame>
        </draw:g>
        <draw:g draw:id="id36">
          <draw:custom-shape draw:style-name="gr4" draw:text-style-name="P1" draw:layer="layout" svg:width="1cm" svg:height="1cm" svg:x="24.003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8cm" svg:y="5.002cm">
            <draw:text-box>
              <text:p><text:span text:style-name="T1">C1</text:span></text:p>
            </draw:text-box>
          </draw:frame>
        </draw:g>
        <draw:g>
          <draw:custom-shape draw:style-name="gr5" draw:text-style-name="P1" draw:layer="layout" svg:width="1cm" svg:height="1cm" svg:x="24.003cm" svg:y="6.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4cm" svg:y="6.002cm">
            <draw:text-box>
              <text:p><text:span text:style-name="T1">C2</text:span></text:p>
            </draw:text-box>
          </draw:frame>
        </draw:g>
        <draw:g draw:id="id19">
          <draw:custom-shape draw:style-name="gr2" draw:text-style-name="P1" draw:layer="layout" svg:width="1cm" svg:height="1cm" svg:x="24.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cm" svg:y="7cm">
            <draw:text-box>
              <text:p><text:span text:style-name="T1">C3</text:span></text:p>
            </draw:text-box>
          </draw:frame>
        </draw:g>
        <draw:g draw:id="id20">
          <draw:custom-shape draw:style-name="gr4" draw:text-style-name="P1" draw:layer="layout" svg:width="1cm" svg:height="1cm" svg:x="25.039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cm" svg:y="5cm">
            <draw:text-box>
              <text:p><text:span text:style-name="T1">C4</text:span></text:p>
            </draw:text-box>
          </draw:frame>
        </draw:g>
        <draw:frame draw:style-name="gr3" draw:text-style-name="P3" draw:layer="layout" svg:width="0.713cm" svg:height="0.972cm" svg:x="24.004cm" svg:y="8cm">
          <draw:text-box>
            <text:p><text:span text:style-name="T2">t</text:span><text:span text:style-name="T3">5</text:span></text:p>
          </draw:text-box>
        </draw:frame>
        <draw:line draw:style-name="gr1" draw:text-style-name="P1" draw:layer="layout" svg:x1="6cm" svg:y1="16cm" svg:x2="18cm" svg:y2="16cm">
          <text:p/>
        </draw:line>
        <draw:frame draw:style-name="gr3" draw:text-style-name="P3" draw:layer="layout" svg:width="0.713cm" svg:height="0.972cm" svg:x="6cm" svg:y="16cm">
          <draw:text-box>
            <text:p><text:span text:style-name="T2">t</text:span><text:span text:style-name="T3">6</text:span></text:p>
          </draw:text-box>
        </draw:frame>
        <draw:frame draw:style-name="gr3" draw:text-style-name="P3" draw:layer="layout" svg:width="0.713cm" svg:height="0.972cm" svg:x="9.001cm" svg:y="16cm">
          <draw:text-box>
            <text:p><text:span text:style-name="T2">t</text:span><text:span text:style-name="T3">7</text:span></text:p>
          </draw:text-box>
        </draw:frame>
        <draw:frame draw:style-name="gr3" draw:text-style-name="P3" draw:layer="layout" svg:width="0.713cm" svg:height="0.972cm" svg:x="13.002cm" svg:y="16cm">
          <draw:text-box>
            <text:p><text:span text:style-name="T2">t</text:span><text:span text:style-name="T3">8</text:span></text:p>
          </draw:text-box>
        </draw:frame>
        <draw:frame draw:style-name="gr3" draw:text-style-name="P2" draw:layer="layout" svg:width="3.177cm" svg:height="1.043cm" svg:x="2cm" svg:y="13cm">
          <draw:text-box>
            <text:p><text:span text:style-name="T1">Lock obtained</text:span></text:p>
          </draw:text-box>
        </draw:frame>
        <draw:frame draw:style-name="gr3" draw:text-style-name="P2" draw:layer="layout" svg:width="2.297cm" svg:height="1.043cm" svg:x="2.001cm" svg:y="14.001cm">
          <draw:text-box>
            <text:p><text:span text:style-name="T1">Lock wait</text:span></text:p>
          </draw:text-box>
        </draw:frame>
        <draw:frame draw:style-name="gr3" draw:text-style-name="P2" draw:layer="layout" svg:width="1.188cm" svg:height="1.043cm" svg:x="2.001cm" svg:y="14.901cm">
          <draw:text-box>
            <text:p><text:span text:style-name="T1">Idle</text:span></text:p>
          </draw:text-box>
        </draw:frame>
        <draw:g draw:id="id22">
          <draw:custom-shape draw:style-name="gr4" draw:text-style-name="P1" draw:layer="layout" svg:width="1cm" svg:height="1cm" svg:x="6.003cm" svg:y="1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8cm" svg:y="12.959cm">
            <draw:text-box>
              <text:p><text:span text:style-name="T1">C1</text:span></text:p>
            </draw:text-box>
          </draw:frame>
        </draw:g>
        <draw:g>
          <draw:custom-shape draw:style-name="gr5" draw:text-style-name="P1" draw:layer="layout" svg:width="1cm" svg:height="1cm" svg:x="6.003cm" svg:y="1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3.959cm">
            <draw:text-box>
              <text:p><text:span text:style-name="T1">C2</text:span></text:p>
            </draw:text-box>
          </draw:frame>
        </draw:g>
        <draw:g>
          <draw:custom-shape draw:style-name="gr2" draw:text-style-name="P1" draw:layer="layout" svg:width="1cm" svg:height="1cm" svg:x="6.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4.957cm">
            <draw:text-box>
              <text:p><text:span text:style-name="T1">C3</text:span></text:p>
            </draw:text-box>
          </draw:frame>
        </draw:g>
        <draw:g draw:id="id25">
          <draw:custom-shape draw:style-name="gr2" draw:text-style-name="P1" draw:layer="layout" svg:width="1cm" svg:height="1cm" svg:x="7.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14.912cm">
            <draw:text-box>
              <text:p><text:span text:style-name="T1">C4</text:span></text:p>
            </draw:text-box>
          </draw:frame>
        </draw:g>
        <draw:g draw:id="id23">
          <draw:custom-shape draw:style-name="gr2" draw:text-style-name="P1" draw:layer="layout" svg:width="1cm" svg:height="1cm" svg:x="8.953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4.957cm">
            <draw:text-box>
              <text:p><text:span text:style-name="T1">C1</text:span></text:p>
            </draw:text-box>
          </draw:frame>
        </draw:g>
        <draw:g>
          <draw:custom-shape draw:style-name="gr2" draw:text-style-name="P1" draw:layer="layout" svg:width="1cm" svg:height="1cm" svg:x="10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956cm" svg:y="14.957cm">
            <draw:text-box>
              <text:p><text:span text:style-name="T1">C3</text:span></text:p>
            </draw:text-box>
          </draw:frame>
        </draw:g>
        <draw:g>
          <draw:custom-shape draw:style-name="gr2" draw:text-style-name="P1" draw:layer="layout" svg:width="1cm" svg:height="1cm" svg:x="11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956cm" svg:y="14.912cm">
            <draw:text-box>
              <text:p><text:span text:style-name="T1">C4</text:span></text:p>
            </draw:text-box>
          </draw:frame>
        </draw:g>
        <draw:g draw:id="id21">
          <draw:custom-shape draw:style-name="gr4" draw:text-style-name="P1" draw:layer="layout" svg:width="1cm" svg:height="1cm" svg:x="8.95cm" svg:y="12.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2.957cm">
            <draw:text-box>
              <text:p><text:span text:style-name="T1">C2</text:span></text:p>
            </draw:text-box>
          </draw:frame>
        </draw:g>
        <draw:g>
          <draw:custom-shape draw:style-name="gr2" draw:text-style-name="P1" draw:layer="layout" svg:width="1cm" svg:height="1cm" svg:x="12.95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959cm" svg:y="14.914cm">
            <draw:text-box>
              <text:p><text:span text:style-name="T1">C1</text:span></text:p>
            </draw:text-box>
          </draw:frame>
        </draw:g>
        <draw:g draw:id="id24">
          <draw:custom-shape draw:style-name="gr2" draw:text-style-name="P1" draw:layer="layout" svg:width="1cm" svg:height="1cm" svg:x="13.956cm" svg:y="14.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59cm" svg:y="14.915cm">
            <draw:text-box>
              <text:p><text:span text:style-name="T1">C2</text:span></text:p>
            </draw:text-box>
          </draw:frame>
        </draw:g>
        <draw:g>
          <draw:custom-shape draw:style-name="gr2" draw:text-style-name="P1" draw:layer="layout" svg:width="1cm" svg:height="1cm" svg:x="15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56cm" svg:y="14.957cm">
            <draw:text-box>
              <text:p><text:span text:style-name="T1">C3</text:span></text:p>
            </draw:text-box>
          </draw:frame>
        </draw:g>
        <draw:g>
          <draw:custom-shape draw:style-name="gr2" draw:text-style-name="P1" draw:layer="layout" svg:width="1cm" svg:height="1cm" svg:x="1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14.912cm">
            <draw:text-box>
              <text:p><text:span text:style-name="T1">C4</text:span></text:p>
            </draw:text-box>
          </draw:frame>
        </draw:g>
        <draw:connector draw:style-name="gr7" draw:text-style-name="P1" draw:layer="layout" draw:type="curve" svg:x1="6.523cm" svg:y1="6.957cm" svg:x2="11cm" svg:y2="5.521cm" draw:start-shape="id12" draw:start-glue-point="0" draw:end-shape="id13" draw:end-glue-point="3" svg:d="m6523 6957c0-958 1492-1436 4477-1436">
          <text:p/>
        </draw:connector>
        <draw:connector draw:style-name="gr7" draw:text-style-name="P1" draw:layer="layout" draw:type="curve" svg:x1="11.523cm" svg:y1="6.915cm" svg:x2="15cm" svg:y2="6.521cm" draw:start-shape="id14" draw:start-glue-point="0" svg:d="m11523 6915c0-751 3477-554 3477-394">
          <text:p/>
        </draw:connector>
        <draw:connector draw:style-name="gr7" draw:text-style-name="P1" draw:layer="layout" draw:type="curve" svg:x1="15.446cm" svg:y1="8cm" svg:x2="19.522cm" svg:y2="6.045cm" draw:start-shape="id15" draw:start-glue-point="2" draw:end-shape="id16" draw:end-glue-point="2" svg:d="m15446 8000c0 751 4076 1729 4076-1955">
          <text:p/>
        </draw:connector>
        <draw:connector draw:style-name="gr7" draw:text-style-name="P1" draw:layer="layout" draw:type="curve" svg:x1="18.522cm" svg:y1="8cm" svg:x2="22.522cm" svg:y2="7cm" draw:start-shape="id17" draw:start-glue-point="2" svg:d="m18522 8000c0 753 4000 1253 4000-1000">
          <text:p/>
        </draw:connector>
        <draw:connector draw:style-name="gr7" draw:text-style-name="P1" draw:layer="layout" draw:type="curve" draw:line-skew="-2.171cm -1.544cm" svg:x1="23.045cm" svg:y1="5.522cm" svg:x2="24cm" svg:y2="7.521cm" draw:start-shape="id18" draw:start-glue-point="1" draw:end-shape="id19" draw:end-glue-point="3" svg:d="m23045 5522c495 0 330 1478 392 1478s-188 521 563 521">
          <text:p/>
        </draw:connector>
        <draw:connector draw:style-name="gr7" draw:text-style-name="P1" draw:layer="layout" draw:type="curve" svg:x1="23.044cm" svg:y1="6.478cm" svg:x2="26.044cm" svg:y2="5.521cm" draw:end-shape="id20" draw:end-glue-point="1" svg:d="m23044 6478c0 100 1751 83 2689-180s1062-777 311-777">
          <text:p/>
        </draw:connector>
        <draw:connector draw:style-name="gr7" draw:text-style-name="P1" draw:layer="layout" draw:type="curve" svg:x1="7.048cm" svg:y1="14.48cm" svg:x2="8.95cm" svg:y2="13.478cm" draw:end-shape="id21" draw:end-glue-point="3" svg:d="m7048 14480c1051 0 101-1002 1902-1002">
          <text:p/>
        </draw:connector>
        <draw:connector draw:style-name="gr7" draw:text-style-name="P1" draw:layer="layout" draw:type="curve" svg:x1="7.052cm" svg:y1="13.48cm" svg:x2="8.953cm" svg:y2="15.478cm" draw:start-shape="id22" draw:start-glue-point="1" draw:end-shape="id23" draw:end-glue-point="3" svg:d="m7052 13480c1426 0 476 1998 1901 1998">
          <text:p/>
        </draw:connector>
        <draw:connector draw:style-name="gr7" draw:text-style-name="P1" draw:layer="layout" draw:type="curve" svg:x1="10cm" svg:y1="13.478cm" svg:x2="14.479cm" svg:y2="14.915cm" draw:start-shape="id21" draw:start-glue-point="1" draw:end-shape="id24" draw:end-glue-point="0" svg:d="m10000 13478c2986 0 4479 479 4479 1437">
          <text:p/>
        </draw:connector>
        <draw:connector draw:style-name="gr11" draw:text-style-name="P1" draw:layer="layout" draw:type="curve" svg:x1="25.522cm" svg:y1="6.043cm" svg:x2="7.522cm" svg:y2="14.912cm" draw:start-shape="id20" draw:start-glue-point="2" draw:end-shape="id25" draw:end-glue-point="0" svg:d="m25522 6043c0 6652-18000 2218-18000 8869">
          <text:p/>
        </draw:connector>
        <draw:g>
          <draw:custom-shape draw:style-name="gr2" draw:text-style-name="P1" draw:layer="layout" svg:width="1cm" svg:height="1cm" svg:x="1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6.955cm">
            <draw:text-box>
              <text:p><text:span text:style-name="T1">C4</text:span></text:p>
            </draw:text-box>
          </draw:frame>
        </draw:g>
        <draw:g draw:id="id15">
          <draw:custom-shape draw:style-name="gr2" draw:text-style-name="P1" draw:layer="layout" svg:width="1cm" svg:height="1cm" svg:x="14.968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24cm" svg:y="6.957cm">
            <draw:text-box>
              <text:p><text:span text:style-name="T1">C3</text:span></text:p>
            </draw:text-box>
          </draw:frame>
        </draw:g>
        <draw:g>
          <draw:custom-shape draw:style-name="gr8" draw:text-style-name="P1" draw:layer="layout" svg:width="1cm" svg:height="1cm" svg:x="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3cm">
            <draw:text-box>
              <text:p text:style-name="P1"><text:span text:style-name="T1">R1</text:span></text:p>
            </draw:text-box>
          </draw:frame>
        </draw:g>
        <draw:g>
          <draw:custom-shape draw:style-name="gr8" draw:text-style-name="P1" draw:layer="layout" svg:width="1cm" svg:height="1cm" svg:x="7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3cm">
            <draw:text-box>
              <text:p text:style-name="P1"><text:span text:style-name="T1">R2</text:span></text:p>
            </draw:text-box>
          </draw:frame>
        </draw:g>
        <draw:g>
          <draw:custom-shape draw:style-name="gr8" draw:text-style-name="P1" draw:layer="layout" svg:width="1cm" svg:height="1cm" svg:x="12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2.957cm">
            <draw:text-box>
              <text:p text:style-name="P1"><text:span text:style-name="T1">R2</text:span></text:p>
            </draw:text-box>
          </draw:frame>
        </draw:g>
        <draw:g draw:id="id26">
          <draw:custom-shape draw:style-name="gr9" draw:text-style-name="P1" draw:layer="layout" svg:width="1cm" svg:height="1cm" svg:x="10.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0.956cm" svg:y="2.957cm">
            <draw:text-box>
              <text:p text:style-name="P1"><text:span text:style-name="T1">R1</text:span></text:p>
            </draw:text-box>
          </draw:frame>
        </draw:g>
        <draw:g>
          <draw:custom-shape draw:style-name="gr8" draw:text-style-name="P1" draw:layer="layout" svg:width="1cm" svg:height="1cm" svg:x="16.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6.044cm" svg:y="2.957cm">
            <draw:text-box>
              <text:p text:style-name="P1"><text:span text:style-name="T1">R2</text:span></text:p>
            </draw:text-box>
          </draw:frame>
        </draw:g>
        <draw:g draw:id="id27">
          <draw:custom-shape draw:style-name="gr9" draw:text-style-name="P1" draw:layer="layout" svg:width="1cm" svg:height="1cm" svg:x="15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5cm" svg:y="2.957cm">
            <draw:text-box>
              <text:p text:style-name="P1"><text:span text:style-name="T1">R1</text:span></text:p>
            </draw:text-box>
          </draw:frame>
        </draw:g>
        <draw:g draw:id="id29">
          <draw:custom-shape draw:style-name="gr9" draw:text-style-name="P1" draw:layer="layout" svg:width="1cm" svg:height="1cm" svg:x="17.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7.956cm" svg:y="2.957cm">
            <draw:text-box>
              <text:p text:style-name="P1"><text:span text:style-name="T1">R1</text:span></text:p>
            </draw:text-box>
          </draw:frame>
        </draw:g>
        <draw:g draw:id="id31">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cm" svg:y="2.957cm">
            <draw:text-box>
              <text:p text:style-name="P1"><text:span text:style-name="T1">R2</text:span></text:p>
            </draw:text-box>
          </draw:frame>
        </draw:g>
        <draw:g draw:id="id32">
          <draw:custom-shape draw:style-name="gr9" draw:text-style-name="P1" draw:layer="layout" svg:width="1cm" svg:height="1cm" svg:x="21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1cm" svg:y="2.957cm">
            <draw:text-box>
              <text:p text:style-name="P1"><text:span text:style-name="T1">R1</text:span></text:p>
            </draw:text-box>
          </draw:frame>
        </draw:g>
        <draw:g draw:id="id34">
          <draw:custom-shape draw:style-name="gr9" draw:text-style-name="P1" draw:layer="layout" svg:width="1cm" svg:height="1cm" svg:x="22.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2.044cm" svg:y="2.957cm">
            <draw:text-box>
              <text:p text:style-name="P1"><text:span text:style-name="T1">R2</text:span></text:p>
            </draw:text-box>
          </draw:frame>
        </draw:g>
        <draw:g draw:id="id35">
          <draw:custom-shape draw:style-name="gr9" draw:text-style-name="P1" draw:layer="layout" svg:width="1cm" svg:height="1cm" svg:x="2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4cm" svg:y="2.957cm">
            <draw:text-box>
              <text:p text:style-name="P1"><text:span text:style-name="T1">R1</text:span></text:p>
            </draw:text-box>
          </draw:frame>
        </draw:g>
        <draw:g draw:id="id37">
          <draw:custom-shape draw:style-name="gr9" draw:text-style-name="P1" draw:layer="layout" svg:width="1cm" svg:height="1cm" svg:x="25.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5.044cm" svg:y="2.957cm">
            <draw:text-box>
              <text:p text:style-name="P1"><text:span text:style-name="T1">R2</text:span></text:p>
            </draw:text-box>
          </draw:frame>
        </draw:g>
        <draw:g draw:id="id38">
          <draw:custom-shape draw:style-name="gr9" draw:text-style-name="P1" draw:layer="layout" svg:width="1cm" svg:height="1cm" svg:x="6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1cm">
            <draw:text-box>
              <text:p text:style-name="P1"><text:span text:style-name="T1">R1</text:span></text:p>
            </draw:text-box>
          </draw:frame>
        </draw:g>
        <draw:g>
          <draw:custom-shape draw:style-name="gr8" draw:text-style-name="P1" draw:layer="layout" svg:width="1cm" svg:height="1cm" svg:x="7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11cm">
            <draw:text-box>
              <text:p text:style-name="P1"><text:span text:style-name="T1">R2</text:span></text:p>
            </draw:text-box>
          </draw:frame>
        </draw:g>
        <draw:g draw:id="id39">
          <draw:custom-shape draw:style-name="gr9" draw:text-style-name="P1" draw:layer="layout" svg:width="1cm" svg:height="1cm" svg:x="8.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8.956cm" svg:y="10.957cm">
            <draw:text-box>
              <text:p text:style-name="P1"><text:span text:style-name="T1">R1</text:span></text:p>
            </draw:text-box>
          </draw:frame>
        </draw:g>
        <draw:g>
          <draw:custom-shape draw:style-name="gr8" draw:text-style-name="P1" draw:layer="layout" svg:width="1cm" svg:height="1cm" svg:x="9.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9.956cm" svg:y="10.957cm">
            <draw:text-box>
              <text:p text:style-name="P1"><text:span text:style-name="T1">R2</text:span></text:p>
            </draw:text-box>
          </draw:frame>
        </draw:g>
        <draw:g>
          <draw:custom-shape draw:style-name="gr8" draw:text-style-name="P1" draw:layer="layout" svg:width="1cm" svg:height="1cm" svg:x="13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3cm" svg:y="11cm">
            <draw:text-box>
              <text:p text:style-name="P1"><text:span text:style-name="T1">R1</text:span></text:p>
            </draw:text-box>
          </draw:frame>
        </draw:g>
        <draw:g>
          <draw:custom-shape draw:style-name="gr8" draw:text-style-name="P1" draw:layer="layout" svg:width="1cm" svg:height="1cm" svg:x="14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4cm" svg:y="11cm">
            <draw:text-box>
              <text:p text:style-name="P1"><text:span text:style-name="T1">R2</text:span></text:p>
            </draw:text-box>
          </draw:frame>
        </draw:g>
        <draw:g>
          <draw:custom-shape draw:style-name="gr8" draw:text-style-name="P1" draw:layer="layout" svg:width="1cm" svg:height="1cm" svg:x="19.5cm" svg:y="17.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7.957cm">
            <draw:text-box>
              <text:p text:style-name="P1"><text:span text:style-name="T1">R1</text:span></text:p>
            </draw:text-box>
          </draw:frame>
        </draw:g>
        <draw:g>
          <draw:custom-shape draw:style-name="gr8" draw:text-style-name="P1" draw:layer="layout" svg:width="1cm" svg:height="1cm" svg:x="19.5cm" svg:y="19.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9.1cm">
            <draw:text-box>
              <text:p text:style-name="P1"><text:span text:style-name="T1">R2</text:span></text:p>
            </draw:text-box>
          </draw:frame>
        </draw:g>
        <draw:frame draw:style-name="gr3" draw:text-style-name="P2" draw:layer="layout" svg:width="4.82cm" svg:height="1.043cm" svg:x="21cm" svg:y="18cm">
          <draw:text-box>
            <text:p><text:span text:style-name="T1">First lockable resource</text:span></text:p>
          </draw:text-box>
        </draw:frame>
        <draw:frame draw:style-name="gr3" draw:text-style-name="P2" draw:layer="layout" svg:width="5.442cm" svg:height="1.043cm" svg:x="21cm" svg:y="19.057cm">
          <draw:text-box>
            <text:p><text:span text:style-name="T1">Second lockable resource</text:span></text:p>
          </draw:text-box>
        </draw:frame>
        <draw:connector draw:style-name="gr10" draw:text-style-name="P1" draw:layer="layout" draw:type="curve" svg:x1="11.478cm" svg:y1="4cm" svg:x2="11.524cm" svg:y2="5cm" draw:start-shape="id26" draw:start-glue-point="2" draw:end-shape="id13" draw:end-glue-point="0" svg:d="m11478 4000c0 750 46 250 46 1000">
          <text:p/>
        </draw:connector>
        <draw:connector draw:style-name="gr10" draw:text-style-name="P1" draw:layer="layout" draw:type="curve" svg:x1="15.522cm" svg:y1="4cm" svg:x2="15.524cm" svg:y2="5cm" draw:start-shape="id27" draw:start-glue-point="2" draw:end-shape="id28" draw:end-glue-point="0" svg:d="m15522 4000c0 750 2 250 2 1000">
          <text:p/>
        </draw:connector>
        <draw:connector draw:style-name="gr10" draw:text-style-name="P1" draw:layer="layout" draw:type="curve" svg:x1="18.478cm" svg:y1="4cm" svg:x2="18.525cm" svg:y2="5.001cm" draw:start-shape="id29" draw:start-glue-point="2" draw:end-shape="id30" draw:end-glue-point="0" svg:d="m18478 4000c0 751 47 251 47 1001">
          <text:p/>
        </draw:connector>
        <draw:connector draw:style-name="gr10" draw:text-style-name="P1" draw:layer="layout" svg:x1="19.522cm" svg:y1="4cm" svg:x2="19.522cm" svg:y2="5cm" draw:start-shape="id31" draw:start-glue-point="2" draw:end-shape="id16" draw:end-glue-point="0" svg:d="m19522 4000v1000">
          <text:p/>
        </draw:connector>
        <draw:connector draw:style-name="gr10" draw:text-style-name="P1" draw:layer="layout" svg:x1="21.522cm" svg:y1="4cm" svg:x2="21.526cm" svg:y2="5.001cm" draw:start-shape="id32" draw:start-glue-point="2" draw:end-shape="id33" draw:end-glue-point="0" svg:d="m21522 4000v501h4v500">
          <text:p/>
        </draw:connector>
        <draw:connector draw:style-name="gr10" draw:text-style-name="P1" draw:layer="layout" svg:x1="22.566cm" svg:y1="4cm" svg:x2="22.523cm" svg:y2="5cm" draw:start-shape="id34" draw:start-glue-point="2" draw:end-shape="id18" draw:end-glue-point="0" svg:d="m22566 4000v500h-43v500">
          <text:p/>
        </draw:connector>
        <draw:connector draw:style-name="gr10" draw:text-style-name="P1" draw:layer="layout" svg:x1="24.522cm" svg:y1="4cm" svg:x2="24.527cm" svg:y2="5.002cm" draw:start-shape="id35" draw:start-glue-point="2" draw:end-shape="id36" draw:end-glue-point="0" svg:d="m24522 4000v501h5v501">
          <text:p/>
        </draw:connector>
        <draw:connector draw:style-name="gr10" draw:text-style-name="P1" draw:layer="layout" svg:x1="25.566cm" svg:y1="4cm" svg:x2="25.522cm" svg:y2="5cm" draw:start-shape="id37" draw:start-glue-point="2" draw:end-shape="id20" draw:end-glue-point="0" svg:d="m25566 4000v500h-44v500">
          <text:p/>
        </draw:connector>
        <draw:connector draw:style-name="gr10" draw:text-style-name="P1" draw:layer="layout" svg:x1="6.522cm" svg:y1="12.043cm" svg:x2="6.527cm" svg:y2="12.959cm" draw:start-shape="id38" draw:start-glue-point="2" draw:end-shape="id22" draw:end-glue-point="0" svg:d="m6522 12043v458h5v458">
          <text:p/>
        </draw:connector>
        <draw:connector draw:style-name="gr10" draw:text-style-name="P1" draw:layer="layout" svg:x1="9.478cm" svg:y1="12cm" svg:x2="9.475cm" svg:y2="12.957cm" draw:start-shape="id39" draw:start-glue-point="2" draw:end-shape="id21" draw:end-glue-point="0" svg:d="m9478 12000v479h-3v478">
          <text:p/>
        </draw:connector>
        <draw:frame draw:style-name="gr3" draw:text-style-name="P2" draw:layer="layout" svg:width="2.53cm" svg:height="1.043cm" svg:x="2.086cm" svg:y="2.931cm">
          <draw:text-box>
            <text:p><text:span text:style-name="T1">Resources</text:span></text:p>
          </draw:text-box>
        </draw:frame>
        <draw:frame draw:style-name="gr3" draw:text-style-name="P2" draw:layer="layout" svg:width="2.53cm" svg:height="1.043cm" svg:x="2cm" svg:y="10.957cm">
          <draw:text-box>
            <text:p><text:span text:style-name="T1">Resources</text:span></text:p>
          </draw:text-box>
        </draw:frame>
      </draw:page>
      <draw:page draw:name="page3" draw:style-name="dp1" draw:master-page-name="Predefinito">
        <draw:line draw:style-name="gr1" draw:text-style-name="P1" draw:layer="layout" svg:x1="6cm" svg:y1="9cm" svg:x2="16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4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4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42">
          <draw:custom-shape draw:style-name="gr2" draw:text-style-name="P1" draw:layer="layout" svg:width="1cm" svg:height="1cm" svg:x="9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7.958cm">
            <draw:text-box>
              <text:p><text:span text:style-name="T1">C1</text:span></text:p>
            </draw:text-box>
          </draw:frame>
        </draw:g>
        <draw:g draw:id="id40">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g>
          <draw:custom-shape draw:style-name="gr2" draw:text-style-name="P1" draw:layer="layout" svg:width="1cm" svg:height="1cm" svg:x="13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7.957cm">
            <draw:text-box>
              <text:p><text:span text:style-name="T1">C1</text:span></text:p>
            </draw:text-box>
          </draw:frame>
        </draw:g>
        <draw:g draw:id="id41">
          <draw:custom-shape draw:style-name="gr2" draw:text-style-name="P1" draw:layer="layout" svg:width="1cm" svg:height="1cm" svg:x="14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8cm">
            <draw:text-box>
              <text:p><text:span text:style-name="T1">C2</text:span></text:p>
            </draw:text-box>
          </draw:frame>
        </draw:g>
        <draw:connector draw:style-name="gr7" draw:text-style-name="P1" draw:layer="layout" draw:type="curve" svg:x1="12.047cm" svg:y1="6.522cm" svg:x2="14.523cm" svg:y2="7.958cm" draw:start-shape="id40" draw:start-glue-point="1" draw:end-shape="id41" draw:end-glue-point="0" svg:d="m12047 6522c1651 0 2476 478 2476 1436">
          <text:p/>
        </draw:connector>
        <draw:connector draw:style-name="gr7" draw:text-style-name="P1" draw:layer="layout" draw:type="curve" svg:x1="9.523cm" svg:y1="7.958cm" svg:x2="11.523cm" svg:y2="7.957cm" draw:start-shape="id42" draw:start-glue-point="0" draw:end-shape="id43" draw:end-glue-point="0" svg:d="m9523 7958c0-753 2000-752 2000-1">
          <text:p/>
        </draw:connector>
        <draw:connector draw:style-name="gr7" draw:text-style-name="P1" draw:layer="layout" draw:type="curve" svg:x1="7.523cm" svg:y1="7.958cm" svg:x2="9cm" svg:y2="6.521cm" draw:start-shape="id44" draw:start-glue-point="0" draw:end-shape="id4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1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0.958cm">
            <draw:text-box>
              <text:p><text:span text:style-name="T1">C1</text:span></text:p>
            </draw:text-box>
          </draw:frame>
        </draw:g>
        <draw:frame draw:style-name="gr3" draw:text-style-name="P2" draw:layer="layout" svg:width="5.641cm" svg:height="1.043cm" svg:x="3.101cm" svg:y="10.901cm">
          <draw:text-box>
            <text:p><text:span text:style-name="T1">First command (terminal 1)</text:span></text:p>
          </draw:text-box>
        </draw:frame>
        <draw:g>
          <draw:custom-shape draw:style-name="gr2" draw:text-style-name="P1" draw:layer="layout" svg:width="1cm" svg:height="1cm" svg:x="10.001cm" svg:y="11.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4cm" svg:y="10.959cm">
            <draw:text-box>
              <text:p><text:span text:style-name="T1">C2</text:span></text:p>
            </draw:text-box>
          </draw:frame>
        </draw:g>
        <draw:frame draw:style-name="gr3" draw:text-style-name="P2" draw:layer="layout" svg:width="6.264cm" svg:height="1.043cm" svg:x="11.002cm" svg:y="10.902cm">
          <draw:text-box>
            <text:p><text:span text:style-name="T1">Second command (terminal 2)</text:span></text:p>
          </draw:text-box>
        </draw:frame>
        <draw:frame draw:style-name="gr3" draw:text-style-name="P2" draw:layer="layout" svg:width="2.771cm" svg:height="1.043cm" svg:x="2.001cm" svg:y="2.001cm">
          <draw:text-box>
            <text:p><text:span text:style-name="T1">Use Case 3</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46">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46" draw:start-glue-point="2" draw:end-shape="id45" draw:end-glue-point="0" svg:d="m9500 5000c0 750 23 250 23 1000">
          <text:p/>
        </draw:connector>
        <draw:g draw:id="id47">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47" draw:start-glue-point="2" draw:end-shape="id40" draw:end-glue-point="0" svg:d="m11500 5000c0 751 23 251 23 1001">
          <text:p/>
        </draw:connector>
        <draw:g>
          <draw:custom-shape draw:style-name="gr8" draw:text-style-name="P1" draw:layer="layout" svg:width="1cm" svg:height="1cm" svg:x="13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1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0.905cm" svg:x="2.1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2" draw:text-style-name="P2" draw:layer="layout" svg:width="0.807cm" svg:height="1.043cm" svg:x="2.2cm" svg:y="12.1cm">
            <draw:text-box>
              <text:p><text:span text:style-name="T1">R</text:span></text:p>
            </draw:text-box>
          </draw:frame>
        </draw:g>
        <draw:frame draw:style-name="gr3" draw:text-style-name="P2" draw:layer="layout" svg:width="3.999cm" svg:height="1.043cm" svg:x="3.101cm" svg:y="12cm">
          <draw:text-box>
            <text:p><text:span text:style-name="T1">Lockable resource</text:span></text:p>
          </draw:text-box>
        </draw:frame>
        <draw:g>
          <draw:custom-shape draw:style-name="gr13" draw:text-style-name="P1" draw:layer="layout" svg:width="1cm" svg:height="1cm" svg:x="6.453cm" svg:y="1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456cm" svg:y="17.957cm">
            <draw:text-box>
              <text:p><text:span text:style-name="T1">C1</text:span></text:p>
            </draw:text-box>
          </draw:frame>
        </draw:g>
        <draw:g draw:id="id43">
          <draw:custom-shape draw:style-name="gr2" draw:text-style-name="P1" draw:layer="layout" svg:width="1cm" svg:height="1cm" svg:x="11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7.957cm">
            <draw:text-box>
              <text:p><text:span text:style-name="T1">C1</text:span></text:p>
            </draw:text-box>
          </draw:frame>
        </draw:g>
        <draw:custom-shape draw:style-name="gr8" draw:text-style-name="P1" draw:layer="layout" svg:width="1cm" svg:height="1cm" svg:x="10cm" svg:y="12.1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 draw:layer="layout" svg:width="1cm" svg:height="1cm" svg:x="10cm" svg:y="7cm">
          <text:p/>
          <draw:enhanced-geometry svg:viewBox="0 0 21600 21600" draw:mirror-vertic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 draw:text-style-name="P2" draw:layer="layout" svg:width="2.377cm" svg:height="1.043cm" svg:x="11.002cm" svg:y="12.103cm">
          <draw:text-box>
            <text:p><text:span text:style-name="T1">Don't wait</text:span></text:p>
          </draw:text-box>
        </draw:frame>
      </draw:page>
      <draw:page draw:name="page4"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5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5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5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57">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id="id48" draw:layer="layout" svg:width="1.044cm" svg:height="1.043cm" svg:x="11.003cm" svg:y="6.959cm">
          <draw:text-box>
            <text:p><text:span text:style-name="T1">C1</text:span></text:p>
          </draw:text-box>
        </draw:frame>
        <draw:g draw:id="id51">
          <draw:custom-shape draw:style-name="gr2" draw:text-style-name="P1" draw:layer="layout" svg:width="1cm" svg:height="1cm" svg:x="17.047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5cm" svg:y="7.959cm">
            <draw:text-box>
              <text:p><text:span text:style-name="T1">C2</text:span></text:p>
            </draw:text-box>
          </draw:frame>
        </draw:g>
        <draw:connector draw:style-name="gr7" draw:text-style-name="P1" draw:layer="layout" draw:type="curve" svg:x1="12.047cm" svg:y1="7.48cm" svg:x2="14.523cm" svg:y2="7.957cm" draw:start-shape="id48" draw:start-glue-point="1" draw:end-shape="id49" draw:end-glue-point="0" svg:d="m12047 7480c1465 0 1221-12 1473-80s1003-194 1003 557">
          <text:p/>
        </draw:connector>
        <draw:connector draw:style-name="gr7" draw:text-style-name="P1" draw:layer="layout" draw:type="curve" svg:x1="14.947cm" svg:y1="6.52cm" svg:x2="17.57cm" svg:y2="7.959cm" draw:start-shape="id50" draw:start-glue-point="1" draw:end-shape="id51" draw:end-glue-point="0" svg:d="m14947 6520c1749 0 2623 479 2623 1439">
          <text:p/>
        </draw:connector>
        <draw:connector draw:style-name="gr7" draw:text-style-name="P1" draw:layer="layout" draw:type="curve" svg:x1="9.623cm" svg:y1="7.958cm" svg:x2="11cm" svg:y2="7.48cm" draw:start-shape="id52" draw:start-glue-point="0" svg:d="m9623 7958c0-751 1377-512 1377-478">
          <text:p/>
        </draw:connector>
        <draw:connector draw:style-name="gr7" draw:text-style-name="P1" draw:layer="layout" draw:type="curve" svg:x1="7.523cm" svg:y1="7.958cm" svg:x2="9cm" svg:y2="6.521cm" draw:start-shape="id53" draw:start-glue-point="0" draw:end-shape="id5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987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4.001cm" svg:y="1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4.004cm" svg:y="11.058cm">
            <draw:text-box>
              <text:p><text:span text:style-name="T1">C1</text:span></text:p>
            </draw:text-box>
          </draw:frame>
        </draw:g>
        <draw:frame draw:style-name="gr3" draw:text-style-name="P2" draw:layer="layout" svg:width="5.641cm" svg:height="1.043cm" svg:x="5cm" svg:y="11cm">
          <draw:text-box>
            <text:p><text:span text:style-name="T1">First command (terminal 1)</text:span></text:p>
          </draw:text-box>
        </draw:frame>
        <draw:g>
          <draw:custom-shape draw:style-name="gr2" draw:text-style-name="P1" draw:layer="layout" svg:width="1cm" svg:height="1cm" svg:x="11.001cm" svg:y="11.1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1.059cm">
            <draw:text-box>
              <text:p><text:span text:style-name="T1">C2</text:span></text:p>
            </draw:text-box>
          </draw:frame>
        </draw:g>
        <draw:frame draw:style-name="gr3" draw:text-style-name="P2" draw:layer="layout" svg:width="6.264cm" svg:height="1.043cm" svg:x="12.1cm" svg:y="11cm">
          <draw:text-box>
            <text:p><text:span text:style-name="T1">Second command (terminal 2)</text:span></text:p>
          </draw:text-box>
        </draw:frame>
        <draw:frame draw:style-name="gr3" draw:text-style-name="P2" draw:layer="layout" svg:width="2.771cm" svg:height="1.043cm" svg:x="2.001cm" svg:y="2.001cm">
          <draw:text-box>
            <text:p><text:span text:style-name="T1">Use Case 4</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5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55" draw:start-glue-point="2" draw:end-shape="id54" draw:end-glue-point="0" svg:d="m9500 5000c0 750 23 250 23 1000">
          <text:p/>
        </draw:connector>
        <draw:g draw:id="id56">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56" draw:start-glue-point="2" draw:end-shape="id57" draw:end-glue-point="0" svg:d="m11500 5000c0 751 23 251 23 1001">
          <text:p/>
        </draw:connector>
        <draw:g>
          <draw:custom-shape draw:style-name="gr8" draw:text-style-name="P1" draw:layer="layout" svg:width="1cm" svg:height="1cm" svg:x="16.047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47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4cm" svg:y="12.2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cm" svg:y="12.201cm">
            <draw:text-box>
              <text:p><text:span text:style-name="T1">R</text:span></text:p>
            </draw:text-box>
          </draw:frame>
        </draw:g>
        <draw:frame draw:style-name="gr3" draw:text-style-name="P2" draw:layer="layout" svg:width="3.999cm" svg:height="1.043cm" svg:x="5.002cm" svg:y="12.202cm">
          <draw:text-box>
            <text:p><text:span text:style-name="T1">Lockable resource</text:span></text:p>
          </draw:text-box>
        </draw:frame>
        <draw:g draw:id="id50">
          <draw:custom-shape draw:style-name="gr4" draw:text-style-name="P1" draw:layer="layout" svg:width="1cm" svg:height="1cm" svg:x="13.9cm" svg:y="6.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03cm" svg:y="5.999cm">
            <draw:text-box>
              <text:p><text:span text:style-name="T1">C2</text:span></text:p>
            </draw:text-box>
          </draw:frame>
        </draw:g>
        <draw:g draw:id="id4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g draw:id="id58">
          <draw:custom-shape draw:style-name="gr9" draw:text-style-name="P1" draw:layer="layout" svg:width="1cm" svg:height="1cm" svg:x="13.9cm" svg:y="3.95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001cm" svg:y="3.956cm">
            <draw:text-box>
              <text:p><text:span text:style-name="T1">R</text:span></text:p>
            </draw:text-box>
          </draw:frame>
        </draw:g>
        <draw:connector draw:style-name="gr10" draw:text-style-name="P1" draw:layer="layout" draw:type="curve" svg:x1="14.4cm" svg:y1="4.999cm" svg:x2="14.423cm" svg:y2="5.999cm" draw:start-shape="id58" draw:start-glue-point="2" draw:end-shape="id50" draw:end-glue-point="0" svg:d="m14400 4999c0 750 23 250 23 1000">
          <text:p/>
        </draw:connector>
        <draw:custom-shape draw:style-name="gr15" draw:text-style-name="P1" draw:layer="layout" svg:width="1cm" svg:height="1cm" svg:x="12.538cm" svg:y="6.918cm">
          <text:p/>
          <draw:enhanced-geometry svg:viewBox="0 0 640 861" draw:text-areas="257 295 414 566" draw:type="non-primitive" draw:enhanced-path="M 640 233 L 221 293 506 12 367 0 29 406 431 347 145 645 99 520 0 861 326 765 209 711 640 233 640 233 Z N"/>
        </draw:custom-shape>
        <draw:g>
          <draw:custom-shape draw:style-name="gr2" draw:text-style-name="P1" draw:layer="layout" svg:width="1cm" svg:height="1cm" svg:x="16cm" svg:y="7.9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cm">
            <draw:text-box>
              <text:p><text:span text:style-name="T1">C1</text:span></text:p>
            </draw:text-box>
          </draw:frame>
        </draw:g>
        <draw:custom-shape draw:style-name="gr15" draw:text-style-name="P1" draw:layer="layout" svg:width="1cm" svg:height="1cm" svg:x="11cm" svg:y="12.3cm">
          <text:p/>
          <draw:enhanced-geometry svg:viewBox="0 0 640 861" draw:text-areas="257 295 414 566" draw:type="non-primitive" draw:enhanced-path="M 640 233 L 221 293 506 12 367 0 29 406 431 347 145 645 99 520 0 861 326 765 209 711 640 233 640 233 Z N"/>
        </draw:custom-shape>
        <draw:frame draw:style-name="gr3" draw:text-style-name="P2" draw:layer="layout" svg:width="2.174cm" svg:height="1.043cm" svg:x="12.05cm" svg:y="12.21cm">
          <draw:text-box>
            <text:p><text:span text:style-name="T1">Time-out</text:span></text:p>
          </draw:text-box>
        </draw:frame>
      </draw:page>
      <draw:page draw:name="page5"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6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6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1">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67">
          <draw:custom-shape draw:style-name="gr4" draw:text-style-name="P1" draw:layer="layout" svg:width="1cm" svg:height="1cm" svg:x="12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2</text:span></text:p>
            </draw:text-box>
          </draw:frame>
        </draw:g>
        <draw:g>
          <draw:custom-shape draw:style-name="gr2" draw:text-style-name="P1" draw:layer="layout" svg:width="1cm" svg:height="1cm" svg:x="16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6cm">
            <draw:text-box>
              <text:p><text:span text:style-name="T1">C1</text:span></text:p>
            </draw:text-box>
          </draw:frame>
        </draw:g>
        <draw:g draw:id="id60">
          <draw:custom-shape draw:style-name="gr2" draw:text-style-name="P1" draw:layer="layout" svg:width="1cm" svg:height="1cm" svg:x="17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03cm" svg:y="7.957cm">
            <draw:text-box>
              <text:p><text:span text:style-name="T1">C2</text:span></text:p>
            </draw:text-box>
          </draw:frame>
        </draw:g>
        <draw:connector draw:style-name="gr7" draw:text-style-name="P1" draw:layer="layout" draw:type="curve" svg:x1="15.047cm" svg:y1="6.521cm" svg:x2="17.523cm" svg:y2="7.957cm" draw:start-shape="id59" draw:start-glue-point="1" draw:end-shape="id60" draw:end-glue-point="0" svg:d="m15047 6521c1651 0 2476 478 2476 1436">
          <text:p/>
        </draw:connector>
        <draw:connector draw:style-name="gr7" draw:text-style-name="P1" draw:layer="layout" draw:type="curve" svg:x1="9.623cm" svg:y1="7.958cm" svg:x2="11cm" svg:y2="6.522cm" draw:start-shape="id61" draw:start-glue-point="0" draw:end-shape="id62" svg:d="m9623 7958c0-958 459-1436 1377-1436">
          <text:p/>
        </draw:connector>
        <draw:connector draw:style-name="gr7" draw:text-style-name="P1" draw:layer="layout" draw:type="curve" svg:x1="7.523cm" svg:y1="7.958cm" svg:x2="9cm" svg:y2="6.521cm" draw:start-shape="id63" draw:start-glue-point="0" draw:end-shape="id6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4.003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3.001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004cm" svg:y="11.057cm">
            <draw:text-box>
              <text:p><text:span text:style-name="T1">C1</text:span></text:p>
            </draw:text-box>
          </draw:frame>
        </draw:g>
        <draw:frame draw:style-name="gr3" draw:text-style-name="P2" draw:layer="layout" svg:width="5.641cm" svg:height="1.043cm" svg:x="4.001cm" svg:y="11cm">
          <draw:text-box>
            <text:p><text:span text:style-name="T1">First command (terminal 1)</text:span></text:p>
          </draw:text-box>
        </draw:frame>
        <draw:g>
          <draw:custom-shape draw:style-name="gr2" draw:text-style-name="P1" draw:layer="layout" svg:width="1cm" svg:height="1cm" svg:x="10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3cm" svg:y="11.057cm">
            <draw:text-box>
              <text:p><text:span text:style-name="T1">C2</text:span></text:p>
            </draw:text-box>
          </draw:frame>
        </draw:g>
        <draw:frame draw:style-name="gr3" draw:text-style-name="P2" draw:layer="layout" svg:width="6.264cm" svg:height="1.043cm" svg:x="11.001cm" svg:y="11cm">
          <draw:text-box>
            <text:p><text:span text:style-name="T1">Second command (terminal 2)</text:span></text:p>
          </draw:text-box>
        </draw:frame>
        <draw:frame draw:style-name="gr3" draw:text-style-name="P2" draw:layer="layout" svg:width="3.008cm" svg:height="1.043cm" svg:x="2.001cm" svg:y="2.001cm">
          <draw:text-box>
            <text:p><text:span text:style-name="T1">Use Case 5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6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65" draw:start-glue-point="2" draw:end-shape="id64" draw:end-glue-point="0" svg:d="m9500 5000c0 750 23 250 23 1000">
          <text:p/>
        </draw:connector>
        <draw:g draw:id="id66">
          <draw:custom-shape draw:style-name="gr9" draw:text-style-name="P1" draw:layer="layout" svg:width="1cm" svg:height="1cm" svg:x="11.5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601cm" svg:y="3.957cm">
            <draw:text-box>
              <text:p><text:span text:style-name="T1">R</text:span></text:p>
            </draw:text-box>
          </draw:frame>
        </draw:g>
        <draw:connector draw:style-name="gr10" draw:text-style-name="P1" draw:layer="layout" draw:type="curve" svg:x1="12cm" svg:y1="5cm" svg:x2="12.523cm" svg:y2="6cm" draw:start-shape="id66" draw:start-glue-point="2" draw:end-shape="id67" draw:end-glue-point="0" svg:d="m12000 5000c0 750 523 250 523 1000">
          <text:p/>
        </draw:connector>
        <draw:g draw:id="id68">
          <draw:custom-shape draw:style-name="gr9" draw:text-style-name="P1" draw:layer="layout" svg:width="1cm" svg:height="1cm" svg:x="14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101cm" svg:y="4.001cm">
            <draw:text-box>
              <text:p><text:span text:style-name="T1">R</text:span></text:p>
            </draw:text-box>
          </draw:frame>
        </draw:g>
        <draw:g>
          <draw:custom-shape draw:style-name="gr8" draw:text-style-name="P1" draw:layer="layout" svg:width="1cm" svg:height="1cm" svg:x="16cm" svg:y="3.99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cm" svg:y="3.999cm">
            <draw:text-box>
              <text:p><text:span text:style-name="T1">R</text:span></text:p>
            </draw:text-box>
          </draw:frame>
        </draw:g>
        <draw:connector draw:style-name="gr10" draw:text-style-name="P1" draw:layer="layout" draw:type="curve" svg:x1="14.5cm" svg:y1="5.044cm" svg:x2="14.523cm" svg:y2="6cm" draw:start-shape="id68" draw:start-glue-point="2" draw:end-shape="id59" draw:end-glue-point="0" svg:d="m14500 5044c0 717 23 239 23 956">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3cm" svg:y="12.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3.1cm" svg:y="12.2cm">
            <draw:text-box>
              <text:p><text:span text:style-name="T1">R</text:span></text:p>
            </draw:text-box>
          </draw:frame>
        </draw:g>
        <draw:frame draw:style-name="gr3" draw:text-style-name="P2" draw:layer="layout" svg:width="3.999cm" svg:height="1.043cm" svg:x="4.002cm" svg:y="12.201cm">
          <draw:text-box>
            <text:p><text:span text:style-name="T1">Lockable resource</text:span></text:p>
          </draw:text-box>
        </draw:frame>
        <draw:g draw:id="id62">
          <draw:custom-shape draw:style-name="gr6" draw:text-style-name="P1" draw:layer="layout" svg:width="1cm" svg:height="1cm" svg:x="11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cm">
            <draw:text-box>
              <text:p><text:span text:style-name="T1">C1</text:span></text:p>
            </draw:text-box>
          </draw:frame>
        </draw:g>
        <draw:connector draw:style-name="gr10" draw:text-style-name="P1" draw:layer="layout" draw:type="curve" svg:x1="12cm" svg:y1="5cm" svg:x2="11.523cm" svg:y2="6cm" draw:start-shape="id66" draw:start-glue-point="2" draw:end-shape="id62" draw:end-glue-point="0" svg:d="m12000 5000c0 750-477 250-477 1000">
          <text:p/>
        </draw:connector>
        <draw:g draw:id="id6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connector draw:style-name="gr7" draw:text-style-name="P1" draw:layer="layout" draw:type="curve" svg:x1="11.523cm" svg:y1="7.045cm" svg:x2="14cm" svg:y2="8.478cm" draw:start-shape="id62" draw:start-glue-point="2" draw:end-shape="id69" draw:end-glue-point="3" svg:d="m11523 7045c0 956 825 1433 2477 1433">
          <text:p/>
        </draw:connector>
        <draw:g draw:id="id59">
          <draw:custom-shape draw:style-name="gr4" draw:text-style-name="P1" draw:layer="layout" svg:width="1cm" svg:height="1cm" svg:x="14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6cm">
            <draw:text-box>
              <text:p><text:span text:style-name="T1">C2</text:span></text:p>
            </draw:text-box>
          </draw:frame>
        </draw:g>
      </draw:page>
      <draw:page draw:name="page6" draw:style-name="dp1" draw:master-page-name="Predefinito">
        <draw:line draw:style-name="gr1" draw:text-style-name="P1" draw:layer="layout" svg:x1="6cm" svg:y1="9cm" svg:x2="21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7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7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78">
          <draw:custom-shape draw:style-name="gr4" draw:text-style-name="P1" draw:layer="layout" svg:width="1cm" svg:height="1cm" svg:x="13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6cm">
            <draw:text-box>
              <text:p><text:span text:style-name="T1">C2</text:span></text:p>
            </draw:text-box>
          </draw:frame>
        </draw:g>
        <draw:g>
          <draw:custom-shape draw:style-name="gr2" draw:text-style-name="P1" draw:layer="layout" svg:width="1cm" svg:height="1cm" svg:x="18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3cm" svg:y="7.956cm">
            <draw:text-box>
              <text:p><text:span text:style-name="T1">C1</text:span></text:p>
            </draw:text-box>
          </draw:frame>
        </draw:g>
        <draw:g draw:id="id71">
          <draw:custom-shape draw:style-name="gr2" draw:text-style-name="P1" draw:layer="layout" svg:width="1cm" svg:height="1cm" svg:x="19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003cm" svg:y="7.957cm">
            <draw:text-box>
              <text:p><text:span text:style-name="T1">C2</text:span></text:p>
            </draw:text-box>
          </draw:frame>
        </draw:g>
        <draw:connector draw:style-name="gr7" draw:text-style-name="P1" draw:layer="layout" draw:type="curve" svg:x1="16.047cm" svg:y1="6.565cm" svg:x2="19.523cm" svg:y2="7.957cm" draw:start-shape="id70" draw:start-glue-point="1" draw:end-shape="id71" draw:end-glue-point="0" svg:d="m16047 6565c2318 0 3476 464 3476 1392">
          <text:p/>
        </draw:connector>
        <draw:connector draw:style-name="gr7" draw:text-style-name="P1" draw:layer="layout" draw:type="curve" svg:x1="9.623cm" svg:y1="7.958cm" svg:x2="12cm" svg:y2="6.522cm" draw:start-shape="id72" draw:start-glue-point="0" draw:end-shape="id73" svg:d="m9623 7958c0-958 792-1436 2377-1436">
          <text:p/>
        </draw:connector>
        <draw:connector draw:style-name="gr7" draw:text-style-name="P1" draw:layer="layout" draw:type="curve" svg:x1="7.523cm" svg:y1="7.958cm" svg:x2="9cm" svg:y2="6.521cm" draw:start-shape="id74" draw:start-glue-point="0" draw:end-shape="id7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2.002cm" svg:y="9.044cm">
          <draw:text-box>
            <text:p><text:span text:style-name="T2">t</text:span><text:span text:style-name="T3">2</text:span></text:p>
          </draw:text-box>
        </draw:frame>
        <draw:frame draw:style-name="gr3" draw:text-style-name="P3" draw:layer="layout" svg:width="0.713cm" svg:height="0.972cm" svg:x="15cm" svg:y="9.028cm">
          <draw:text-box>
            <text:p><text:span text:style-name="T2">t</text:span><text:span text:style-name="T3">3</text:span></text:p>
          </draw:text-box>
        </draw:frame>
        <draw:frame draw:style-name="gr3" draw:text-style-name="P3" draw:layer="layout" svg:width="0.713cm" svg:height="0.972cm" svg:x="18cm" svg:y="9.028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6.001cm" svg:y="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0.957cm">
            <draw:text-box>
              <text:p><text:span text:style-name="T1">C1</text:span></text:p>
            </draw:text-box>
          </draw:frame>
        </draw:g>
        <draw:frame draw:style-name="gr3" draw:text-style-name="P2" draw:layer="layout" svg:width="5.641cm" svg:height="1.043cm" svg:x="7.001cm" svg:y="10.9cm">
          <draw:text-box>
            <text:p><text:span text:style-name="T1">First command (terminal 1)</text:span></text:p>
          </draw:text-box>
        </draw:frame>
        <draw:g>
          <draw:custom-shape draw:style-name="gr2" draw:text-style-name="P1" draw:layer="layout" svg:width="1cm" svg:height="1cm" svg:x="14.0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4cm" svg:y="10.958cm">
            <draw:text-box>
              <text:p><text:span text:style-name="T1">C2</text:span></text:p>
            </draw:text-box>
          </draw:frame>
        </draw:g>
        <draw:frame draw:style-name="gr3" draw:text-style-name="P2" draw:layer="layout" svg:width="6.264cm" svg:height="1.043cm" svg:x="15.002cm" svg:y="10.901cm">
          <draw:text-box>
            <text:p><text:span text:style-name="T1">Second command (terminal 2)</text:span></text:p>
          </draw:text-box>
        </draw:frame>
        <draw:frame draw:style-name="gr3" draw:text-style-name="P2" draw:layer="layout" svg:width="3.008cm" svg:height="1.043cm" svg:x="2.001cm" svg:y="2.001cm">
          <draw:text-box>
            <text:p><text:span text:style-name="T1">Use Case 6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4cm">
            <draw:text-box>
              <text:p><text:span text:style-name="T1">R'</text:span></text:p>
            </draw:text-box>
          </draw:frame>
        </draw:g>
        <draw:connector draw:style-name="gr10" draw:text-style-name="P1" draw:layer="layout" draw:type="curve" svg:x1="10.484cm" svg:y1="5cm" svg:x2="9.523cm" svg:y2="6cm" draw:start-shape="id76" draw:start-glue-point="2" draw:end-shape="id75" draw:end-glue-point="0" svg:d="m10484 5000c0 750-961 250-961 1000">
          <text:p/>
        </draw:connector>
        <draw:connector draw:style-name="gr10" draw:text-style-name="P1" draw:layer="layout" draw:type="curve" svg:x1="13.484cm" svg:y1="5cm" svg:x2="13.523cm" svg:y2="6cm" draw:start-shape="id77" draw:start-glue-point="2" draw:end-shape="id78" draw:end-glue-point="0" svg:d="m13484 5000c0 750 39 250 39 1000">
          <text:p/>
        </draw:connector>
        <draw:connector draw:style-name="gr10" draw:text-style-name="P1" draw:layer="layout" draw:type="curve" svg:x1="16.484cm" svg:y1="5cm" svg:x2="15.523cm" svg:y2="6.044cm" draw:start-shape="id79" draw:start-glue-point="2" draw:end-shape="id70" draw:end-glue-point="0" svg:d="m16484 5000c0 783-961 261-961 1044">
          <text:p/>
        </draw:connector>
        <draw:frame draw:style-name="gr3" draw:text-style-name="P2" draw:layer="layout" svg:width="2.318cm" svg:height="1.043cm" svg:x="2.001cm" svg:y="3.901cm">
          <draw:text-box>
            <text:p><text:span text:style-name="T1">Resource</text:span></text:p>
          </draw:text-box>
        </draw:frame>
        <draw:frame draw:style-name="gr3" draw:text-style-name="P2" draw:layer="layout" svg:width="3.999cm" svg:height="1.636cm" svg:x="7.002cm" svg:y="11.801cm">
          <draw:text-box>
            <text:p><text:span text:style-name="T1">Lockable resource</text:span></text:p>
            <text:p><text:span text:style-name="T4">--socket-name=/tmp/foo</text:span></text:p>
          </draw:text-box>
        </draw:frame>
        <draw:g draw:id="id73">
          <draw:custom-shape draw:style-name="gr6" draw:text-style-name="P1" draw:layer="layout" svg:width="1cm" svg:height="1cm" svg:x="12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1</text:span></text:p>
            </draw:text-box>
          </draw:frame>
        </draw:g>
        <draw:connector draw:style-name="gr10" draw:text-style-name="P1" draw:layer="layout" draw:type="curve" svg:x1="12.5cm" svg:y1="5cm" svg:x2="12.523cm" svg:y2="6cm" draw:start-shape="id80" draw:start-glue-point="2" draw:end-shape="id73" draw:end-glue-point="0" svg:d="m12500 5000c0 750 23 250 23 1000">
          <text:p/>
        </draw:connector>
        <draw:g draw:id="id81">
          <draw:custom-shape draw:style-name="gr2" draw:text-style-name="P1"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connector draw:style-name="gr7" draw:text-style-name="P1" draw:layer="layout" draw:type="curve" svg:x1="12.523cm" svg:y1="7.045cm" svg:x2="15cm" svg:y2="8.478cm" draw:start-shape="id73" draw:start-glue-point="2" draw:end-shape="id81" draw:end-glue-point="3" svg:d="m12523 7045c0 956 825 1433 2477 1433">
          <text:p/>
        </draw:connector>
        <draw:g draw:id="id70">
          <draw:custom-shape draw:style-name="gr4" draw:text-style-name="P1" draw:layer="layout" svg:width="1cm" svg:height="1cm" svg:x="15cm" svg:y="6.04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6.044cm">
            <draw:text-box>
              <text:p><text:span text:style-name="T1">C2</text:span></text:p>
            </draw:text-box>
          </draw:frame>
        </draw:g>
        <draw:g>
          <draw:custom-shape draw:style-name="gr8" draw:text-style-name="P1" draw:layer="layout" svg:width="1cm" svg:height="1cm" svg:x="7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7cm" svg:y="4.001cm">
            <draw:text-box>
              <text:p><text:span text:style-name="T1">R”</text:span></text:p>
            </draw:text-box>
          </draw:frame>
        </draw:g>
        <draw:g>
          <draw:custom-shape draw:style-name="gr8" draw:text-style-name="P1" draw:layer="layout" svg:width="1cm" svg:height="1cm" svg:x="6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12.156cm">
            <draw:text-box>
              <text:p><text:span text:style-name="T1">R'</text:span></text:p>
            </draw:text-box>
          </draw:frame>
        </draw:g>
        <draw:frame draw:style-name="gr3" draw:text-style-name="P2" draw:layer="layout" svg:width="3.999cm" svg:height="1.636cm" svg:x="15.001cm" svg:y="11.799cm">
          <draw:text-box>
            <text:p><text:span text:style-name="T1">Lockable resource</text:span></text:p>
            <text:p><text:span text:style-name="T4">--socket-name=/tmp/bar</text:span></text:p>
          </draw:text-box>
        </draw:frame>
        <draw:g>
          <draw:custom-shape draw:style-name="gr8" draw:text-style-name="P1" draw:layer="layout" svg:width="1cm" svg:height="1cm" svg:x="14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4cm" svg:y="12.156cm">
            <draw:text-box>
              <text:p><text:span text:style-name="T1">R”</text:span></text:p>
            </draw:text-box>
          </draw:frame>
        </draw:g>
        <draw:g>
          <draw:custom-shape draw:style-name="gr8" draw:text-style-name="P1" draw:layer="layout" svg:width="1cm" svg:height="1cm" svg:x="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9.1cm" svg:y="3.957cm">
            <draw:text-box>
              <text:p><text:span text:style-name="T1">R'</text:span></text:p>
            </draw:text-box>
          </draw:frame>
        </draw:g>
        <draw:g draw:id="id76">
          <draw:custom-shape draw:style-name="gr9" draw:text-style-name="P1" draw:layer="layout" svg:width="1cm" svg:height="1cm" svg:x="9.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9.969cm" svg:y="3.957cm">
            <draw:text-box>
              <text:p><text:span text:style-name="T1">R”</text:span></text:p>
            </draw:text-box>
          </draw:frame>
        </draw:g>
        <draw:g draw:id="id80">
          <draw:custom-shape draw:style-name="gr9" draw:text-style-name="P1" draw:layer="layout" svg:width="1cm" svg:height="1cm" svg:x="12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2.1cm" svg:y="3.957cm">
            <draw:text-box>
              <text:p><text:span text:style-name="T1">R'</text:span></text:p>
            </draw:text-box>
          </draw:frame>
        </draw:g>
        <draw:g draw:id="id77">
          <draw:custom-shape draw:style-name="gr9" draw:text-style-name="P1" draw:layer="layout" svg:width="1cm" svg:height="1cm" svg:x="12.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2.969cm" svg:y="3.957cm">
            <draw:text-box>
              <text:p><text:span text:style-name="T1">R”</text:span></text:p>
            </draw:text-box>
          </draw:frame>
        </draw:g>
        <draw:g>
          <draw:custom-shape draw:style-name="gr8" draw:text-style-name="P1" draw:layer="layout" svg:width="1cm" svg:height="1cm" svg:x="15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5.1cm" svg:y="3.957cm">
            <draw:text-box>
              <text:p><text:span text:style-name="T1">R'</text:span></text:p>
            </draw:text-box>
          </draw:frame>
        </draw:g>
        <draw:g draw:id="id79">
          <draw:custom-shape draw:style-name="gr9" draw:text-style-name="P1" draw:layer="layout" svg:width="1cm" svg:height="1cm" svg:x="15.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5.969cm" svg:y="3.957cm">
            <draw:text-box>
              <text:p><text:span text:style-name="T1">R”</text:span></text:p>
            </draw:text-box>
          </draw:frame>
        </draw:g>
        <draw:g>
          <draw:custom-shape draw:style-name="gr8" draw:text-style-name="P1" draw:layer="layout" svg:width="1cm" svg:height="1cm" svg:x="17.969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8.069cm" svg:y="4cm">
            <draw:text-box>
              <text:p><text:span text:style-name="T1">R'</text:span></text:p>
            </draw:text-box>
          </draw:frame>
        </draw:g>
        <draw:g>
          <draw:custom-shape draw:style-name="gr8" draw:text-style-name="P1" draw:layer="layout" svg:width="1cm" svg:height="1cm" svg:x="18.969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8.969cm" svg:y="4.001cm">
            <draw:text-box>
              <text:p><text:span text:style-name="T1">R”</text:span></text:p>
            </draw:text-box>
          </draw:frame>
        </draw:g>
      </draw:page>
      <draw:page draw:name="page7" draw:style-name="dp1" draw:master-page-name="Predefinito">
        <draw:line draw:style-name="gr1" draw:text-style-name="P1" draw:layer="layout" svg:x1="5cm" svg:y1="8.001cm" svg:x2="28cm" svg:y2="8cm">
          <text:p/>
        </draw:line>
        <draw:g draw:id="id82">
          <draw:custom-shape draw:style-name="gr2" draw:text-style-name="P1" draw:layer="layout" svg:width="1cm" svg:height="1cm" svg:x="5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6.958cm">
            <draw:text-box>
              <text:p><text:span text:style-name="T1">C1</text:span></text:p>
            </draw:text-box>
          </draw:frame>
        </draw:g>
        <draw:g>
          <draw:custom-shape draw:style-name="gr2" draw:text-style-name="P1" draw:layer="layout" svg:width="1cm" svg:height="1cm" svg:x="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9cm">
            <draw:text-box>
              <text:p><text:span text:style-name="T1">C2</text:span></text:p>
            </draw:text-box>
          </draw:frame>
        </draw:g>
        <draw:frame draw:style-name="gr3" draw:text-style-name="P3" draw:layer="layout" svg:width="0.713cm" svg:height="0.972cm" svg:x="5cm" svg:y="8.001cm">
          <draw:text-box>
            <text:p><text:span text:style-name="T2">t</text:span><text:span text:style-name="T3">0</text:span></text:p>
          </draw:text-box>
        </draw:frame>
        <draw:frame draw:style-name="gr3" draw:text-style-name="P3" draw:layer="layout" svg:width="0.713cm" svg:height="0.972cm" svg:x="9.001cm" svg:y="8.001cm">
          <draw:text-box>
            <text:p><text:span text:style-name="T2">t</text:span><text:span text:style-name="T3">1</text:span></text:p>
          </draw:text-box>
        </draw:frame>
        <draw:frame draw:style-name="gr3" draw:text-style-name="P3" draw:layer="layout" svg:width="0.713cm" svg:height="0.972cm" svg:x="12.002cm" svg:y="8.001cm">
          <draw:text-box>
            <text:p><text:span text:style-name="T2">t</text:span><text:span text:style-name="T3">2</text:span></text:p>
          </draw:text-box>
        </draw:frame>
        <draw:frame draw:style-name="gr3" draw:text-style-name="P3" draw:layer="layout" svg:width="0.713cm" svg:height="0.972cm" svg:x="15.003cm" svg:y="8.001cm">
          <draw:text-box>
            <text:p><text:span text:style-name="T2">t</text:span><text:span text:style-name="T3">3</text:span></text:p>
          </draw:text-box>
        </draw:frame>
        <draw:frame draw:style-name="gr3" draw:text-style-name="P3" draw:layer="layout" svg:width="0.713cm" svg:height="0.972cm" svg:x="18cm" svg:y="8cm">
          <draw:text-box>
            <text:p><text:span text:style-name="T2">t</text:span><text:span text:style-name="T3">4</text:span></text:p>
          </draw:text-box>
        </draw:frame>
        <draw:frame draw:style-name="gr3" draw:text-style-name="P2" draw:layer="layout" svg:width="3.177cm" svg:height="1.043cm" svg:x="1cm" svg:y="5.001cm">
          <draw:text-box>
            <text:p><text:span text:style-name="T1">Lock obtained</text:span></text:p>
          </draw:text-box>
        </draw:frame>
        <draw:frame draw:style-name="gr3" draw:text-style-name="P2" draw:layer="layout" svg:width="2.297cm" svg:height="1.043cm" svg:x="1.001cm" svg:y="6.002cm">
          <draw:text-box>
            <text:p><text:span text:style-name="T1">Lock wait</text:span></text:p>
          </draw:text-box>
        </draw:frame>
        <draw:frame draw:style-name="gr3" draw:text-style-name="P2" draw:layer="layout" svg:width="1.188cm" svg:height="1.043cm" svg:x="1.001cm" svg:y="6.902cm">
          <draw:text-box>
            <text:p><text:span text:style-name="T1">Idle</text:span></text:p>
          </draw:text-box>
        </draw:frame>
        <draw:g>
          <draw:custom-shape draw:style-name="gr2" draw:text-style-name="P1" draw:layer="layout" svg:width="1cm" svg:height="1cm" svg:x="5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9cm">
            <draw:text-box>
              <text:p><text:span text:style-name="T1">C1</text:span></text:p>
            </draw:text-box>
          </draw:frame>
        </draw:g>
        <draw:frame draw:style-name="gr3" draw:text-style-name="P2" draw:layer="layout" svg:width="5.641cm" svg:height="1.043cm" svg:x="6cm" svg:y="9cm">
          <draw:text-box>
            <text:p><text:span text:style-name="T1">First command (terminal 1)</text:span></text:p>
          </draw:text-box>
        </draw:frame>
        <draw:g>
          <draw:custom-shape draw:style-name="gr2" draw:text-style-name="P1" draw:layer="layout" svg:width="1cm" svg:height="1cm" svg:x="13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9cm">
            <draw:text-box>
              <text:p><text:span text:style-name="T1">C2</text:span></text:p>
            </draw:text-box>
          </draw:frame>
        </draw:g>
        <draw:frame draw:style-name="gr3" draw:text-style-name="P2" draw:layer="layout" svg:width="6.264cm" svg:height="1.043cm" svg:x="14cm" svg:y="9cm">
          <draw:text-box>
            <text:p><text:span text:style-name="T1">Second command (terminal 2)</text:span></text:p>
          </draw:text-box>
        </draw:frame>
        <draw:frame draw:style-name="gr3" draw:text-style-name="P2" draw:layer="layout" svg:width="3.008cm" svg:height="1.043cm" svg:x="1.001cm" svg:y="1.002cm">
          <draw:text-box>
            <text:p><text:span text:style-name="T1">Use Case 10</text:span></text:p>
          </draw:text-box>
        </draw:frame>
        <draw:g>
          <draw:custom-shape draw:style-name="gr2" draw:text-style-name="P1" draw:layer="layout" svg:width="1cm" svg:height="1cm" svg:x="21.044cm" svg:y="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cm" svg:y="9cm">
            <draw:text-box>
              <text:p><text:span text:style-name="T1">C3</text:span></text:p>
            </draw:text-box>
          </draw:frame>
        </draw:g>
        <draw:frame draw:style-name="gr3" draw:text-style-name="P2" draw:layer="layout" svg:width="5.785cm" svg:height="1.043cm" svg:x="22cm" svg:y="9cm">
          <draw:text-box>
            <text:p><text:span text:style-name="T1">Third command (terminal 3)</text:span></text:p>
          </draw:text-box>
        </draw:frame>
        <draw:g>
          <draw:custom-shape draw:style-name="gr2" draw:text-style-name="P1" draw:layer="layout" svg:width="1cm" svg:height="1cm" svg:x="7.044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7.001cm">
            <draw:text-box>
              <text:p><text:span text:style-name="T1">C3</text:span></text:p>
            </draw:text-box>
          </draw:frame>
        </draw:g>
        <draw:g draw:id="id83">
          <draw:custom-shape draw:style-name="gr4" draw:text-style-name="P1" draw:layer="layout" svg:width="1cm" svg:height="1cm" svg:x="9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5cm" svg:y="5.001cm">
            <draw:text-box>
              <text:p><text:span text:style-name="T1">C1</text:span></text:p>
            </draw:text-box>
          </draw:frame>
        </draw:g>
        <draw:g draw:id="id84">
          <draw:custom-shape draw:style-name="gr2" draw:text-style-name="P1" draw:layer="layout" svg:width="1cm" svg:height="1cm" svg:x="9cm" svg:y="6.95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916cm">
            <draw:text-box>
              <text:p><text:span text:style-name="T1">C2</text:span></text:p>
            </draw:text-box>
          </draw:frame>
        </draw:g>
        <draw:g>
          <draw:custom-shape draw:style-name="gr2" draw:text-style-name="P1" draw:layer="layout" svg:width="1cm" svg:height="1cm" svg:x="10.044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cm" svg:y="6.958cm">
            <draw:text-box>
              <text:p><text:span text:style-name="T1">C3</text:span></text:p>
            </draw:text-box>
          </draw:frame>
        </draw:g>
        <draw:g draw:id="id91">
          <draw:custom-shape draw:style-name="gr4" draw:text-style-name="P1" draw:layer="layout" svg:width="1cm" svg:height="1cm" svg:x="1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5cm" svg:y="5.001cm">
            <draw:text-box>
              <text:p><text:span text:style-name="T1">C1</text:span></text:p>
            </draw:text-box>
          </draw:frame>
        </draw:g>
        <draw:frame draw:style-name="gr3" draw:text-style-name="P3" draw:layer="layout" svg:width="0.713cm" svg:height="0.972cm" svg:x="21cm" svg:y="8.028cm">
          <draw:text-box>
            <text:p><text:span text:style-name="T2">t</text:span><text:span text:style-name="T3">5</text:span></text:p>
          </draw:text-box>
        </draw:frame>
        <draw:connector draw:style-name="gr7" draw:text-style-name="P1" draw:layer="layout" draw:type="curve" svg:x1="5.523cm" svg:y1="6.958cm" svg:x2="9cm" svg:y2="5.522cm" draw:start-shape="id82" draw:start-glue-point="0" draw:end-shape="id83" draw:end-glue-point="3" svg:d="m5523 6958c0-958 1159-1436 3477-1436">
          <text:p/>
        </draw:connector>
        <draw:connector draw:style-name="gr7" draw:text-style-name="P1" draw:layer="layout" draw:type="curve" svg:x1="9.523cm" svg:y1="6.916cm" svg:x2="13.525cm" svg:y2="6.043cm" draw:start-shape="id84" draw:start-glue-point="0" draw:end-shape="id85" draw:end-glue-point="2" svg:d="m9523 6916c0-751 2001-501 2001-437s2001 315 2001-436">
          <text:p/>
        </draw:connector>
        <draw:connector draw:style-name="gr7" draw:text-style-name="P1" draw:layer="layout" draw:type="curve" svg:x1="12.968cm" svg:y1="7.479cm" svg:x2="15cm" svg:y2="6.521cm" draw:start-shape="id86" draw:start-glue-point="1" draw:end-shape="id87" draw:end-glue-point="3" svg:d="m12968 7479c1525 0 510-958 2032-958">
          <text:p/>
        </draw:connector>
        <draw:g draw:id="id86">
          <draw:custom-shape draw:style-name="gr2" draw:text-style-name="P1" draw:layer="layout" svg:width="1cm" svg:height="1cm" svg:x="11.968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924cm" svg:y="6.958cm">
            <draw:text-box>
              <text:p><text:span text:style-name="T1">C3</text:span></text:p>
            </draw:text-box>
          </draw:frame>
        </draw:g>
        <draw:g>
          <draw:custom-shape draw:style-name="gr8" draw:text-style-name="P1" draw:layer="layout" svg:width="1cm" svg:height="1cm" svg:x="5cm" svg:y="10.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10.1cm">
            <draw:text-box>
              <text:p text:style-name="P1"><text:span text:style-name="T1">R</text:span></text:p>
            </draw:text-box>
          </draw:frame>
        </draw:g>
        <draw:frame draw:style-name="gr3" draw:text-style-name="P2" draw:layer="layout" svg:width="5.294cm" svg:height="1.043cm" svg:x="6cm" svg:y="10.1cm">
          <draw:text-box>
            <text:p><text:span text:style-name="T1">Numeric double resource</text:span></text:p>
          </draw:text-box>
        </draw:frame>
        <draw:connector draw:style-name="gr10" draw:text-style-name="P1" draw:layer="layout" draw:type="curve" svg:x1="9.5cm" svg:y1="4.043cm" svg:x2="9.524cm" svg:y2="5.001cm" draw:start-shape="id88" draw:start-glue-point="2" draw:end-shape="id83" draw:end-glue-point="0" svg:d="m9500 4043c0 718 24 240 24 958">
          <text:p/>
        </draw:connector>
        <draw:connector draw:style-name="gr10" draw:text-style-name="P1" draw:layer="layout" draw:type="curve" svg:x1="13.5cm" svg:y1="4.044cm" svg:x2="13.525cm" svg:y2="5cm" draw:start-shape="id89" draw:start-glue-point="2" draw:end-shape="id85" draw:end-glue-point="0" svg:d="m13500 4044c0 717 25 239 25 956">
          <text:p/>
        </draw:connector>
        <draw:frame draw:style-name="gr3" draw:text-style-name="P2" draw:layer="layout" svg:width="2.53cm" svg:height="1.043cm" svg:x="1.086cm" svg:y="2.932cm">
          <draw:text-box>
            <text:p><text:span text:style-name="T1">Resources</text:span></text:p>
          </draw:text-box>
        </draw:frame>
        <draw:g draw:id="id88">
          <draw:custom-shape draw:style-name="gr9" draw:text-style-name="P1" draw:layer="layout" svg:width="1cm" svg:height="1cm" svg:x="9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9.1cm" svg:y="3cm">
            <draw:text-box>
              <text:p text:style-name="P1"><text:span text:style-name="T1">R</text:span></text:p>
            </draw:text-box>
          </draw:frame>
        </draw:g>
        <draw:g>
          <draw:custom-shape draw:style-name="gr8" draw:text-style-name="P1" draw:layer="layout" svg:width="1cm" svg:height="1cm" svg:x="5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3cm">
            <draw:text-box>
              <text:p text:style-name="P1"><text:span text:style-name="T1">R</text:span></text:p>
            </draw:text-box>
          </draw:frame>
        </draw:g>
        <draw:g>
          <draw:custom-shape draw:style-name="gr8" draw:text-style-name="P1" draw:layer="layout" svg:width="1cm" svg:height="1cm" svg:x="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6.1cm" svg:y="3.001cm">
            <draw:text-box>
              <text:p text:style-name="P1"><text:span text:style-name="T1">R</text:span></text:p>
            </draw:text-box>
          </draw:frame>
        </draw:g>
        <draw:g>
          <draw:custom-shape draw:style-name="gr8" draw:text-style-name="P1" draw:layer="layout" svg:width="1cm" svg:height="1cm" svg:x="10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0.1cm" svg:y="3cm">
            <draw:text-box>
              <text:p text:style-name="P1"><text:span text:style-name="T1">R</text:span></text:p>
            </draw:text-box>
          </draw:frame>
        </draw:g>
        <draw:g draw:id="id85">
          <draw:custom-shape draw:style-name="gr4" draw:text-style-name="P1" draw:layer="layout" svg:width="1cm" svg:height="1cm" svg:x="13cm" svg:y="5.0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6cm" svg:y="5cm">
            <draw:text-box>
              <text:p><text:span text:style-name="T1">C2</text:span></text:p>
            </draw:text-box>
          </draw:frame>
        </draw:g>
        <draw:g draw:id="id90">
          <draw:custom-shape draw:style-name="gr9" draw:text-style-name="P1" draw:layer="layout" svg:width="1cm" svg:height="1cm" svg:x="1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2.1cm" svg:y="3cm">
            <draw:text-box>
              <text:p text:style-name="P1"><text:span text:style-name="T1">R</text:span></text:p>
            </draw:text-box>
          </draw:frame>
        </draw:g>
        <draw:g draw:id="id89">
          <draw:custom-shape draw:style-name="gr9" draw:text-style-name="P1" draw:layer="layout" svg:width="1cm" svg:height="1cm" svg:x="13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3.1cm" svg:y="3.001cm">
            <draw:text-box>
              <text:p text:style-name="P1"><text:span text:style-name="T1">R</text:span></text:p>
            </draw:text-box>
          </draw:frame>
        </draw:g>
        <draw:connector draw:style-name="gr10" draw:text-style-name="P1" draw:layer="layout" draw:type="curve" svg:x1="12.5cm" svg:y1="4.043cm" svg:x2="12.524cm" svg:y2="5.001cm" draw:start-shape="id90" draw:start-glue-point="2" draw:end-shape="id91" draw:end-glue-point="0" svg:d="m12500 4043c0 718 24 240 24 958">
          <text:p/>
        </draw:connector>
        <draw:g draw:id="id87">
          <draw:custom-shape draw:style-name="gr5" draw:text-style-name="P1" draw:layer="layout" svg:width="1cm" svg:height="1cm" svg:x="15.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cm" svg:y="6cm">
            <draw:text-box>
              <text:p><text:span text:style-name="T1">C3</text:span></text:p>
            </draw:text-box>
          </draw:frame>
        </draw:g>
        <draw:g draw:id="id95">
          <draw:custom-shape draw:style-name="gr4" draw:text-style-name="P1" draw:layer="layout" svg:width="1cm" svg:height="1cm" svg:x="1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002cm">
            <draw:text-box>
              <text:p><text:span text:style-name="T1">C1</text:span></text:p>
            </draw:text-box>
          </draw:frame>
        </draw:g>
        <draw:connector draw:style-name="gr10" draw:text-style-name="P1" draw:layer="layout" draw:type="curve" svg:x1="16.5cm" svg:y1="4.045cm" svg:x2="16.525cm" svg:y2="5.001cm" draw:start-shape="id92" draw:start-glue-point="2" draw:end-shape="id93" draw:end-glue-point="0" svg:d="m16500 4045c0 717 25 239 25 956">
          <text:p/>
        </draw:connector>
        <draw:g draw:id="id93">
          <draw:custom-shape draw:style-name="gr4" draw:text-style-name="P1" draw:layer="layout" svg:width="1cm" svg:height="1cm" svg:x="16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6cm" svg:y="5.001cm">
            <draw:text-box>
              <text:p><text:span text:style-name="T1">C2</text:span></text:p>
            </draw:text-box>
          </draw:frame>
        </draw:g>
        <draw:g draw:id="id94">
          <draw:custom-shape draw:style-name="gr9" draw:text-style-name="P1" draw:layer="layout" svg:width="1cm" svg:height="1cm" svg:x="15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5.1cm" svg:y="3.001cm">
            <draw:text-box>
              <text:p text:style-name="P1"><text:span text:style-name="T1">R</text:span></text:p>
            </draw:text-box>
          </draw:frame>
        </draw:g>
        <draw:g draw:id="id92">
          <draw:custom-shape draw:style-name="gr9" draw:text-style-name="P1" draw:layer="layout" svg:width="1cm" svg:height="1cm" svg:x="16cm" svg:y="3.03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6.1cm" svg:y="3.002cm">
            <draw:text-box>
              <text:p text:style-name="P1"><text:span text:style-name="T1">R</text:span></text:p>
            </draw:text-box>
          </draw:frame>
        </draw:g>
        <draw:connector draw:style-name="gr10" draw:text-style-name="P1" draw:layer="layout" draw:type="curve" svg:x1="15.5cm" svg:y1="4.044cm" svg:x2="15.524cm" svg:y2="5.002cm" draw:start-shape="id94" draw:start-glue-point="2" draw:end-shape="id95" draw:end-glue-point="0" svg:d="m15500 4044c0 718 24 240 24 958">
          <text:p/>
        </draw:connector>
        <draw:g draw:id="id100">
          <draw:custom-shape draw:style-name="gr2" draw:text-style-name="P1" draw:layer="layout" svg:width="1cm" svg:height="1cm" svg:x="17.953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956cm" svg:y="7cm">
            <draw:text-box>
              <text:p><text:span text:style-name="T1">C1</text:span></text:p>
            </draw:text-box>
          </draw:frame>
        </draw:g>
        <draw:connector draw:style-name="gr10" draw:text-style-name="P1" draw:layer="layout" draw:type="curve" svg:x1="18.5cm" svg:y1="4.001cm" svg:x2="18.525cm" svg:y2="4.957cm" draw:start-shape="id96" draw:start-glue-point="2" draw:end-shape="id97" draw:end-glue-point="0" svg:d="m18500 4001c0 717 25 239 25 956">
          <text:p/>
        </draw:connector>
        <draw:g draw:id="id97">
          <draw:custom-shape draw:style-name="gr4" draw:text-style-name="P1" draw:layer="layout" svg:width="1cm" svg:height="1cm" svg:x="18cm" svg:y="4.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4.957cm">
            <draw:text-box>
              <text:p><text:span text:style-name="T1">C2</text:span></text:p>
            </draw:text-box>
          </draw:frame>
        </draw:g>
        <draw:g draw:id="id96">
          <draw:custom-shape draw:style-name="gr9" draw:text-style-name="P1" draw:layer="layout" svg:width="1cm" svg:height="1cm" svg:x="18cm" svg:y="2.9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8.1cm" svg:y="2.958cm">
            <draw:text-box>
              <text:p text:style-name="P1"><text:span text:style-name="T1">R</text:span></text:p>
            </draw:text-box>
          </draw:frame>
        </draw:g>
        <draw:g draw:id="id98">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9.1cm" svg:y="2.957cm">
            <draw:text-box>
              <text:p text:style-name="P1"><text:span text:style-name="T1">R</text:span></text:p>
            </draw:text-box>
          </draw:frame>
        </draw:g>
        <draw:g draw:id="id99">
          <draw:custom-shape draw:style-name="gr4" draw:text-style-name="P1" draw:layer="layout" svg:width="1cm" svg:height="1cm" svg:x="18.995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956cm" svg:y="5.002cm">
            <draw:text-box>
              <text:p><text:span text:style-name="T1">C3</text:span></text:p>
            </draw:text-box>
          </draw:frame>
        </draw:g>
        <draw:connector draw:style-name="gr10" draw:text-style-name="P1" draw:layer="layout" draw:type="curve" svg:x1="19.5cm" svg:y1="4cm" svg:x2="19.478cm" svg:y2="5cm" draw:start-shape="id98" draw:start-glue-point="2" draw:end-shape="id99" draw:end-glue-point="0" svg:d="m19500 4000c0 750-22 250-22 1000">
          <text:p/>
        </draw:connector>
        <draw:connector draw:style-name="gr7" draw:text-style-name="P1" draw:layer="layout" draw:type="curve" svg:x1="16.044cm" svg:y1="6.521cm" svg:x2="19.478cm" svg:y2="6.045cm" draw:start-shape="id87" draw:start-glue-point="1" draw:end-shape="id99" draw:end-glue-point="2" svg:d="m16044 6521c2185 0 1821 13 2133 81s1301 194 1301-557">
          <text:p/>
        </draw:connector>
        <draw:connector draw:style-name="gr7" draw:text-style-name="P1" draw:layer="layout" draw:type="curve" svg:x1="15cm" svg:y1="5.523cm" svg:x2="17.953cm" svg:y2="7.521cm" draw:start-shape="id95" draw:start-glue-point="3" draw:end-shape="id100" draw:end-glue-point="3" svg:d="m15000 5523c-751 0-2228 1998 2953 1998">
          <text:p/>
        </draw:connector>
        <draw:g>
          <draw:custom-shape draw:style-name="gr2" draw:text-style-name="P1" draw:layer="layout" svg:width="1cm" svg:height="1cm" svg:x="21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7cm">
            <draw:text-box>
              <text:p><text:span text:style-name="T1">C1</text:span></text:p>
            </draw:text-box>
          </draw:frame>
        </draw:g>
        <draw:g draw:id="id103">
          <draw:custom-shape draw:style-name="gr2" draw:text-style-name="P1" draw:layer="layout" svg:width="1cm" svg:height="1cm" svg:x="22cm" svg:y="7.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3cm" svg:y="7.001cm">
            <draw:text-box>
              <text:p><text:span text:style-name="T1">C2</text:span></text:p>
            </draw:text-box>
          </draw:frame>
        </draw:g>
        <draw:g draw:id="id101">
          <draw:custom-shape draw:style-name="gr9" draw:text-style-name="P1" draw:layer="layout" svg:width="1cm" svg:height="1cm" svg:x="21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1.1cm" svg:y="3cm">
            <draw:text-box>
              <text:p text:style-name="P1"><text:span text:style-name="T1">R</text:span></text:p>
            </draw:text-box>
          </draw:frame>
        </draw:g>
        <draw:g draw:id="id102">
          <draw:custom-shape draw:style-name="gr4" draw:text-style-name="P1" draw:layer="layout" svg:width="1cm" svg:height="1cm" svg:x="20.99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956cm" svg:y="5.045cm">
            <draw:text-box>
              <text:p><text:span text:style-name="T1">C3</text:span></text:p>
            </draw:text-box>
          </draw:frame>
        </draw:g>
        <draw:connector draw:style-name="gr10" draw:text-style-name="P1" draw:layer="layout" draw:type="curve" svg:x1="21.5cm" svg:y1="4.043cm" svg:x2="21.478cm" svg:y2="5.043cm" draw:start-shape="id101" draw:start-glue-point="2" draw:end-shape="id102" draw:end-glue-point="0" svg:d="m21500 4043c0 750-22 250-22 1000">
          <text:p/>
        </draw:connector>
        <draw:connector draw:style-name="gr7" draw:text-style-name="P1" draw:layer="layout" draw:type="curve" svg:x1="18.525cm" svg:y1="6cm" svg:x2="22.523cm" svg:y2="7.001cm" draw:start-shape="id97" draw:start-glue-point="2" draw:end-shape="id103" draw:end-glue-point="0" svg:d="m18525 6000c0 751 2000 501 2000 501 0-1 1998-251 1998 500">
          <text:p/>
        </draw:connector>
        <draw:g>
          <draw:custom-shape draw:style-name="gr2" draw:text-style-name="P1" draw:layer="layout" svg:width="1cm" svg:height="1cm" svg:x="23.95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3.959cm" svg:y="6.958cm">
            <draw:text-box>
              <text:p><text:span text:style-name="T1">C1</text:span></text:p>
            </draw:text-box>
          </draw:frame>
        </draw:g>
        <draw:g>
          <draw:custom-shape draw:style-name="gr2" draw:text-style-name="P1" draw:layer="layout" svg:width="1cm" svg:height="1cm" svg:x="24.95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959cm" svg:y="6.959cm">
            <draw:text-box>
              <text:p><text:span text:style-name="T1">C2</text:span></text:p>
            </draw:text-box>
          </draw:frame>
        </draw:g>
        <draw:frame draw:style-name="gr3" draw:text-style-name="P3" draw:layer="layout" svg:width="0.713cm" svg:height="0.972cm" svg:x="23.956cm" svg:y="8.001cm">
          <draw:text-box>
            <text:p><text:span text:style-name="T2">t</text:span><text:span text:style-name="T3">6</text:span></text:p>
          </draw:text-box>
        </draw:frame>
        <draw:g draw:id="id104">
          <draw:custom-shape draw:style-name="gr2" draw:text-style-name="P1" draw:layer="layout" svg:width="1cm" svg:height="1cm" svg:x="2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956cm" svg:y="7.001cm">
            <draw:text-box>
              <text:p><text:span text:style-name="T1">C3</text:span></text:p>
            </draw:text-box>
          </draw:frame>
        </draw:g>
        <draw:g>
          <draw:custom-shape draw:style-name="gr8" draw:text-style-name="P1" draw:layer="layout" svg:width="1cm" svg:height="1cm" svg:x="23.95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4.056cm" svg:y="3cm">
            <draw:text-box>
              <text:p text:style-name="P1"><text:span text:style-name="T1">R</text:span></text:p>
            </draw:text-box>
          </draw:frame>
        </draw:g>
        <draw:g>
          <draw:custom-shape draw:style-name="gr8" draw:text-style-name="P1" draw:layer="layout" svg:width="1cm" svg:height="1cm" svg:x="24.95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5.056cm" svg:y="3.001cm">
            <draw:text-box>
              <text:p text:style-name="P1"><text:span text:style-name="T1">R</text:span></text:p>
            </draw:text-box>
          </draw:frame>
        </draw:g>
        <draw:g>
          <draw:custom-shape draw:style-name="gr8" draw:text-style-name="P1" draw:layer="layout" svg:width="1cm" svg:height="1cm" svg:x="2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2.1cm" svg:y="3cm">
            <draw:text-box>
              <text:p text:style-name="P1"><text:span text:style-name="T1">R</text:span></text:p>
            </draw:text-box>
          </draw:frame>
        </draw:g>
        <draw:connector draw:style-name="gr7" draw:text-style-name="P1" draw:layer="layout" draw:type="curve" svg:x1="22cm" svg:y1="5.565cm" svg:x2="26.478cm" svg:y2="7.001cm" draw:start-shape="id102" draw:start-glue-point="1" draw:end-shape="id104" draw:end-glue-point="0" svg:d="m22000 5565c2986 0 4478 478 4478 143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Estremità_20_linea_20_1" draw:display-name="Estremità linea 1" svg:viewBox="0 0 1131 902" svg:d="m564 0-564 902h1131z"/>
    <draw:marker draw:name="Estremità_20_linea_20_4" draw:display-name="Estremità linea 4"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hristian Ferrari</meta:initial-creator>
    <meta:creation-date>2014-04-10T22:00:01</meta:creation-date>
    <dc:date>2014-04-15T22:40:48</dc:date>
    <dc:creator>Christian Ferrari</dc:creator>
    <meta:editing-duration>PT05H13M42S</meta:editing-duration>
    <meta:editing-cycles>56</meta:editing-cycles>
    <meta:generator>OpenOffice.org/3.2$Linux OpenOffice.org_project/320m12$Build-9483</meta:generator>
    <meta:document-statistic meta:object-count="797"/>
  </office:meta>
</office:document-meta>
</file>